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PM10-AT_IN">
            <text:p>ASOMADILLA-PM10-AT_IN</text:p>
          </table:table-cell>
          <table:table-cell table:style-name="pd1" office:value-type="string" office:string-value="ASOMADILLA-O3-AT_IN_rolling_std">
            <text:p>ASOMADILLA-O3-AT_IN_rolling_std</text:p>
          </table:table-cell>
          <table:table-cell table:style-name="pd1" office:value-type="string" office:string-value="ASOMADILLA-O3-AT_IN_rolling_skew">
            <text:p>ASOMADILLA-O3-AT_IN_rolling_skew</text:p>
          </table:table-cell>
          <table:table-cell table:style-name="pd1" office:value-type="string" office:string-value="hour">
            <text:p>hour</text:p>
          </table:table-cell>
          <table:table-cell table:style-name="pd1" office:value-type="string" office:string-value="day">
            <text:p>day</text:p>
          </table:table-cell>
          <table:table-cell table:style-name="pd1" office:value-type="string" office:string-value="weekday">
            <text:p>weekday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00:00:00">
            <text:p>Fri Jan  2 00:00:00 2015</text:p>
          </table:table-cell>
          <table:table-cell office:value-type="float" office:value="30.1667">
            <text:p>30.1667</text:p>
          </table:table-cell>
          <table:table-cell office:value-type="float" office:value="15.819183433207298">
            <text:p>15.819183433207298</text:p>
          </table:table-cell>
          <table:table-cell office:value-type="float" office:value="0.9173317812462418">
            <text:p>0.917331781246241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02T18:00:00">
            <text:p>Fri Jan  2 18:00:00 2015</text:p>
          </table:table-cell>
          <table:table-cell office:value-type="float" office:value="21.0">
            <text:p>21.0</text:p>
          </table:table-cell>
          <table:table-cell office:value-type="float" office:value="17.09927242876903">
            <text:p>17.09927242876903</text:p>
          </table:table-cell>
          <table:table-cell office:value-type="float" office:value="0.7714125030676898">
            <text:p>0.771412503067689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1-02T19:00:00">
            <text:p>Fri Jan  2 19:00:00 2015</text:p>
          </table:table-cell>
          <table:table-cell office:value-type="float" office:value="27.3333">
            <text:p>27.3333</text:p>
          </table:table-cell>
          <table:table-cell office:value-type="float" office:value="16.8373087093488">
            <text:p>16.8373087093488</text:p>
          </table:table-cell>
          <table:table-cell office:value-type="float" office:value="0.870106233290321">
            <text:p>0.87010623329032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01-02T20:00:00">
            <text:p>Fri Jan  2 20:00:00 2015</text:p>
          </table:table-cell>
          <table:table-cell office:value-type="float" office:value="26.0">
            <text:p>26.0</text:p>
          </table:table-cell>
          <table:table-cell office:value-type="float" office:value="16.90993670183089">
            <text:p>16.90993670183089</text:p>
          </table:table-cell>
          <table:table-cell office:value-type="float" office:value="0.8444991975712476">
            <text:p>0.844499197571247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02T21:00:00">
            <text:p>Fri Jan  2 21:00:00 2015</text:p>
          </table:table-cell>
          <table:table-cell office:value-type="float" office:value="25.5">
            <text:p>25.5</text:p>
          </table:table-cell>
          <table:table-cell office:value-type="float" office:value="16.898527962618687">
            <text:p>16.898527962618687</text:p>
          </table:table-cell>
          <table:table-cell office:value-type="float" office:value="0.8661279182915298">
            <text:p>0.866127918291529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1-02T22:00:00">
            <text:p>Fri Jan  2 22:00:00 2015</text:p>
          </table:table-cell>
          <table:table-cell office:value-type="float" office:value="26.5">
            <text:p>26.5</text:p>
          </table:table-cell>
          <table:table-cell office:value-type="float" office:value="16.945157886122924">
            <text:p>16.945157886122924</text:p>
          </table:table-cell>
          <table:table-cell office:value-type="float" office:value="0.866582501304296">
            <text:p>0.86658250130429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2T23:00:00">
            <text:p>Fri Jan  2 23:00:00 2015</text:p>
          </table:table-cell>
          <table:table-cell office:value-type="float" office:value="24.8333">
            <text:p>24.8333</text:p>
          </table:table-cell>
          <table:table-cell office:value-type="float" office:value="16.868126883260704">
            <text:p>16.868126883260704</text:p>
          </table:table-cell>
          <table:table-cell office:value-type="float" office:value="0.829088767978526">
            <text:p>0.82908876797852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1-03T00:00:00">
            <text:p>Sat Jan  3 00:00:00 2015</text:p>
          </table:table-cell>
          <table:table-cell office:value-type="float" office:value="22.6667">
            <text:p>22.6667</text:p>
          </table:table-cell>
          <table:table-cell office:value-type="float" office:value="16.851987191527463">
            <text:p>16.851987191527463</text:p>
          </table:table-cell>
          <table:table-cell office:value-type="float" office:value="0.8035633988891363">
            <text:p>0.803563398889136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01-03T19:00:00">
            <text:p>Sat Jan  3 19:00:00 2015</text:p>
          </table:table-cell>
          <table:table-cell office:value-type="float" office:value="33.0">
            <text:p>33.0</text:p>
          </table:table-cell>
          <table:table-cell office:value-type="float" office:value="18.12465696495574">
            <text:p>18.12465696495574</text:p>
          </table:table-cell>
          <table:table-cell office:value-type="float" office:value="0.6444863932025786">
            <text:p>0.644486393202578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3T20:00:00">
            <text:p>Sat Jan  3 20:00:00 2015</text:p>
          </table:table-cell>
          <table:table-cell office:value-type="float" office:value="34.1667">
            <text:p>34.1667</text:p>
          </table:table-cell>
          <table:table-cell office:value-type="float" office:value="17.906889610764377">
            <text:p>17.906889610764377</text:p>
          </table:table-cell>
          <table:table-cell office:value-type="float" office:value="0.7444720513314902">
            <text:p>0.744472051331490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1-03T21:00:00">
            <text:p>Sat Jan  3 21:00:00 2015</text:p>
          </table:table-cell>
          <table:table-cell office:value-type="float" office:value="35.1667">
            <text:p>35.1667</text:p>
          </table:table-cell>
          <table:table-cell office:value-type="float" office:value="17.90102103869367">
            <text:p>17.90102103869367</text:p>
          </table:table-cell>
          <table:table-cell office:value-type="float" office:value="0.7526776959477629">
            <text:p>0.752677695947762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01-04T00:00:00">
            <text:p>Sun Jan  4 00:00:00 2015</text:p>
          </table:table-cell>
          <table:table-cell office:value-type="float" office:value="30.6667">
            <text:p>30.6667</text:p>
          </table:table-cell>
          <table:table-cell office:value-type="float" office:value="17.927393011533542">
            <text:p>17.927393011533542</text:p>
          </table:table-cell>
          <table:table-cell office:value-type="float" office:value="0.6197116760035507">
            <text:p>0.6197116760035507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1-04T19:00:00">
            <text:p>Sun Jan  4 19:00:00 2015</text:p>
          </table:table-cell>
          <table:table-cell office:value-type="float" office:value="28.1667">
            <text:p>28.1667</text:p>
          </table:table-cell>
          <table:table-cell office:value-type="float" office:value="17.23167156582875">
            <text:p>17.23167156582875</text:p>
          </table:table-cell>
          <table:table-cell office:value-type="float" office:value="1.258228384758599">
            <text:p>1.25822838475859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04T20:00:00">
            <text:p>Sun Jan  4 20:00:00 2015</text:p>
          </table:table-cell>
          <table:table-cell office:value-type="float" office:value="30.0">
            <text:p>30.0</text:p>
          </table:table-cell>
          <table:table-cell office:value-type="float" office:value="17.18908051145851">
            <text:p>17.18908051145851</text:p>
          </table:table-cell>
          <table:table-cell office:value-type="float" office:value="1.217776255130067">
            <text:p>1.21777625513006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04T21:00:00">
            <text:p>Sun Jan  4 21:00:00 2015</text:p>
          </table:table-cell>
          <table:table-cell office:value-type="float" office:value="30.5">
            <text:p>30.5</text:p>
          </table:table-cell>
          <table:table-cell office:value-type="float" office:value="17.37860809745864">
            <text:p>17.37860809745864</text:p>
          </table:table-cell>
          <table:table-cell office:value-type="float" office:value="1.221679511689559">
            <text:p>1.221679511689559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22:00:00">
            <text:p>Sun Jan  4 22:00:00 2015</text:p>
          </table:table-cell>
          <table:table-cell office:value-type="float" office:value="36.8333">
            <text:p>36.8333</text:p>
          </table:table-cell>
          <table:table-cell office:value-type="float" office:value="18.39435262233004">
            <text:p>18.39435262233004</text:p>
          </table:table-cell>
          <table:table-cell office:value-type="float" office:value="1.0759622816375054">
            <text:p>1.075962281637505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04T23:00:00">
            <text:p>Sun Jan  4 23:00:00 2015</text:p>
          </table:table-cell>
          <table:table-cell office:value-type="float" office:value="41.6667">
            <text:p>41.6667</text:p>
          </table:table-cell>
          <table:table-cell office:value-type="float" office:value="19.3604698817675">
            <text:p>19.3604698817675</text:p>
          </table:table-cell>
          <table:table-cell office:value-type="float" office:value="0.9525864246367529">
            <text:p>0.952586424636752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05T00:00:00">
            <text:p>Mon Jan  5 00:00:00 2015</text:p>
          </table:table-cell>
          <table:table-cell office:value-type="float" office:value="37.3333">
            <text:p>37.3333</text:p>
          </table:table-cell>
          <table:table-cell office:value-type="float" office:value="20.441503191753746">
            <text:p>20.441503191753746</text:p>
          </table:table-cell>
          <table:table-cell office:value-type="float" office:value="0.8018072419456699">
            <text:p>0.8018072419456699</text:p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05T01:00:00">
            <text:p>Mon Jan  5 01:00:00 2015</text:p>
          </table:table-cell>
          <table:table-cell office:value-type="float" office:value="35.5">
            <text:p>35.5</text:p>
          </table:table-cell>
          <table:table-cell office:value-type="float" office:value="20.998317964251523">
            <text:p>20.998317964251523</text:p>
          </table:table-cell>
          <table:table-cell office:value-type="float" office:value="0.7647882882080048">
            <text:p>0.76478828820800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05T02:00:00">
            <text:p>Mon Jan  5 02:00:00 2015</text:p>
          </table:table-cell>
          <table:table-cell office:value-type="float" office:value="36.6667">
            <text:p>36.6667</text:p>
          </table:table-cell>
          <table:table-cell office:value-type="float" office:value="21.2616011356422">
            <text:p>21.2616011356422</text:p>
          </table:table-cell>
          <table:table-cell office:value-type="float" office:value="0.7628590115592786">
            <text:p>0.762859011559278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5T20:00:00">
            <text:p>Mon Jan  5 20:00:00 2015</text:p>
          </table:table-cell>
          <table:table-cell office:value-type="float" office:value="42.5">
            <text:p>42.5</text:p>
          </table:table-cell>
          <table:table-cell office:value-type="float" office:value="20.526056261468437">
            <text:p>20.526056261468437</text:p>
          </table:table-cell>
          <table:table-cell office:value-type="float" office:value="1.1342190984439702">
            <text:p>1.134219098443970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1-05T21:00:00">
            <text:p>Mon Jan  5 21:00:00 2015</text:p>
          </table:table-cell>
          <table:table-cell office:value-type="float" office:value="47.1667">
            <text:p>47.1667</text:p>
          </table:table-cell>
          <table:table-cell office:value-type="float" office:value="20.635456354003203">
            <text:p>20.635456354003203</text:p>
          </table:table-cell>
          <table:table-cell office:value-type="float" office:value="1.1707554192788048">
            <text:p>1.170755419278804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05T22:00:00">
            <text:p>Mon Jan  5 22:00:00 2015</text:p>
          </table:table-cell>
          <table:table-cell office:value-type="float" office:value="55.1667">
            <text:p>55.1667</text:p>
          </table:table-cell>
          <table:table-cell office:value-type="float" office:value="20.68693360411691">
            <text:p>20.68693360411691</text:p>
          </table:table-cell>
          <table:table-cell office:value-type="float" office:value="1.1635872679135588">
            <text:p>1.163587267913558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05T23:00:00">
            <text:p>Mon Jan  5 23:00:00 2015</text:p>
          </table:table-cell>
          <table:table-cell office:value-type="float" office:value="58.3333">
            <text:p>58.3333</text:p>
          </table:table-cell>
          <table:table-cell office:value-type="float" office:value="20.667574767252738">
            <text:p>20.667574767252738</text:p>
          </table:table-cell>
          <table:table-cell office:value-type="float" office:value="1.166290541942049">
            <text:p>1.16629054194204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06T00:00:00">
            <text:p>Tue Jan  6 00:00:00 2015</text:p>
          </table:table-cell>
          <table:table-cell office:value-type="float" office:value="51.6667">
            <text:p>51.6667</text:p>
          </table:table-cell>
          <table:table-cell office:value-type="float" office:value="20.337450725040746">
            <text:p>20.337450725040746</text:p>
          </table:table-cell>
          <table:table-cell office:value-type="float" office:value="1.217228386904231">
            <text:p>1.217228386904231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06T01:00:00">
            <text:p>Tue Jan  6 01:00:00 2015</text:p>
          </table:table-cell>
          <table:table-cell office:value-type="float" office:value="52.5">
            <text:p>52.5</text:p>
          </table:table-cell>
          <table:table-cell office:value-type="float" office:value="20.218759974641724">
            <text:p>20.218759974641724</text:p>
          </table:table-cell>
          <table:table-cell office:value-type="float" office:value="1.2283738941247153">
            <text:p>1.228373894124715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06T02:00:00">
            <text:p>Tue Jan  6 02:00:00 2015</text:p>
          </table:table-cell>
          <table:table-cell office:value-type="float" office:value="52.0">
            <text:p>52.0</text:p>
          </table:table-cell>
          <table:table-cell office:value-type="float" office:value="20.240683103510598">
            <text:p>20.240683103510598</text:p>
          </table:table-cell>
          <table:table-cell office:value-type="float" office:value="1.2278522141786428">
            <text:p>1.22785221417864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6T19:00:00">
            <text:p>Tue Jan  6 19:00:00 2015</text:p>
          </table:table-cell>
          <table:table-cell office:value-type="float" office:value="46.6667">
            <text:p>46.6667</text:p>
          </table:table-cell>
          <table:table-cell office:value-type="float" office:value="15.239230935374232">
            <text:p>15.239230935374232</text:p>
          </table:table-cell>
          <table:table-cell office:value-type="float" office:value="0.04385716379614062">
            <text:p>0.0438571637961406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01-06T20:00:00">
            <text:p>Tue Jan  6 20:00:00 2015</text:p>
          </table:table-cell>
          <table:table-cell office:value-type="float" office:value="51.1667">
            <text:p>51.1667</text:p>
          </table:table-cell>
          <table:table-cell office:value-type="float" office:value="15.428161976250934">
            <text:p>15.428161976250934</text:p>
          </table:table-cell>
          <table:table-cell office:value-type="float" office:value="0.17699267214231404">
            <text:p>0.1769926721423140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06T21:00:00">
            <text:p>Tue Jan  6 21:00:00 2015</text:p>
          </table:table-cell>
          <table:table-cell office:value-type="float" office:value="55.5">
            <text:p>55.5</text:p>
          </table:table-cell>
          <table:table-cell office:value-type="float" office:value="15.647453284297598">
            <text:p>15.647453284297598</text:p>
          </table:table-cell>
          <table:table-cell office:value-type="float" office:value="0.16661584153458894">
            <text:p>0.16661584153458894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06T22:00:00">
            <text:p>Tue Jan  6 22:00:00 2015</text:p>
          </table:table-cell>
          <table:table-cell office:value-type="float" office:value="51.5">
            <text:p>51.5</text:p>
          </table:table-cell>
          <table:table-cell office:value-type="float" office:value="15.6577093824341">
            <text:p>15.6577093824341</text:p>
          </table:table-cell>
          <table:table-cell office:value-type="float" office:value="0.16470800597179402">
            <text:p>0.1647080059717940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6T23:00:00">
            <text:p>Tue Jan  6 23:00:00 2015</text:p>
          </table:table-cell>
          <table:table-cell office:value-type="float" office:value="49.5">
            <text:p>49.5</text:p>
          </table:table-cell>
          <table:table-cell office:value-type="float" office:value="15.618951434778099">
            <text:p>15.618951434778099</text:p>
          </table:table-cell>
          <table:table-cell office:value-type="float" office:value="0.17098857543307483">
            <text:p>0.1709885754330748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00:00:00">
            <text:p>Wed Jan  7 00:00:00 2015</text:p>
          </table:table-cell>
          <table:table-cell office:value-type="float" office:value="45.5">
            <text:p>45.5</text:p>
          </table:table-cell>
          <table:table-cell office:value-type="float" office:value="15.602925750300887">
            <text:p>15.602925750300887</text:p>
          </table:table-cell>
          <table:table-cell office:value-type="float" office:value="0.17232132292272465">
            <text:p>0.17232132292272465</text:p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07T01:00:00">
            <text:p>Wed Jan  7 01:00:00 2015</text:p>
          </table:table-cell>
          <table:table-cell office:value-type="float" office:value="46.0">
            <text:p>46.0</text:p>
          </table:table-cell>
          <table:table-cell office:value-type="float" office:value="15.680461112775852">
            <text:p>15.680461112775852</text:p>
          </table:table-cell>
          <table:table-cell office:value-type="float" office:value="0.16695686410024782">
            <text:p>0.1669568641002478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07T02:00:00">
            <text:p>Wed Jan  7 02:00:00 2015</text:p>
          </table:table-cell>
          <table:table-cell office:value-type="float" office:value="47.1667">
            <text:p>47.1667</text:p>
          </table:table-cell>
          <table:table-cell office:value-type="float" office:value="15.761988202703241">
            <text:p>15.761988202703241</text:p>
          </table:table-cell>
          <table:table-cell office:value-type="float" office:value="0.16291520420031017">
            <text:p>0.162915204200310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07T19:00:00">
            <text:p>Wed Jan  7 19:00:00 2015</text:p>
          </table:table-cell>
          <table:table-cell office:value-type="float" office:value="29.8333">
            <text:p>29.8333</text:p>
          </table:table-cell>
          <table:table-cell office:value-type="float" office:value="20.43066317983359">
            <text:p>20.43066317983359</text:p>
          </table:table-cell>
          <table:table-cell office:value-type="float" office:value="1.2132566805687892">
            <text:p>1.213256680568789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07T20:00:00">
            <text:p>Wed Jan  7 20:00:00 2015</text:p>
          </table:table-cell>
          <table:table-cell office:value-type="float" office:value="33.6667">
            <text:p>33.6667</text:p>
          </table:table-cell>
          <table:table-cell office:value-type="float" office:value="20.53011215344489">
            <text:p>20.53011215344489</text:p>
          </table:table-cell>
          <table:table-cell office:value-type="float" office:value="1.0754176660877621">
            <text:p>1.075417666087762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01-07T21:00:00">
            <text:p>Wed Jan  7 21:00:00 2015</text:p>
          </table:table-cell>
          <table:table-cell office:value-type="float" office:value="35.8333">
            <text:p>35.8333</text:p>
          </table:table-cell>
          <table:table-cell office:value-type="float" office:value="20.353403139146526">
            <text:p>20.353403139146526</text:p>
          </table:table-cell>
          <table:table-cell office:value-type="float" office:value="1.0607937882160816">
            <text:p>1.0607937882160816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1-07T22:00:00">
            <text:p>Wed Jan  7 22:00:00 2015</text:p>
          </table:table-cell>
          <table:table-cell office:value-type="float" office:value="39.1667">
            <text:p>39.1667</text:p>
          </table:table-cell>
          <table:table-cell office:value-type="float" office:value="20.290753308035075">
            <text:p>20.290753308035075</text:p>
          </table:table-cell>
          <table:table-cell office:value-type="float" office:value="1.0681841706962711">
            <text:p>1.068184170696271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23:00:00">
            <text:p>Wed Jan  7 23:00:00 2015</text:p>
          </table:table-cell>
          <table:table-cell office:value-type="float" office:value="39.6667">
            <text:p>39.6667</text:p>
          </table:table-cell>
          <table:table-cell office:value-type="float" office:value="20.04048202532904">
            <text:p>20.04048202532904</text:p>
          </table:table-cell>
          <table:table-cell office:value-type="float" office:value="1.0695867731169093">
            <text:p>1.069586773116909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1-08T00:00:00">
            <text:p>Thu Jan  8 00:00:00 2015</text:p>
          </table:table-cell>
          <table:table-cell office:value-type="float" office:value="38.0">
            <text:p>38.0</text:p>
          </table:table-cell>
          <table:table-cell office:value-type="float" office:value="19.989553688450883">
            <text:p>19.989553688450883</text:p>
          </table:table-cell>
          <table:table-cell office:value-type="float" office:value="1.07059469245981">
            <text:p>1.07059469245981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8T01:00:00">
            <text:p>Thu Jan  8 01:00:00 2015</text:p>
          </table:table-cell>
          <table:table-cell office:value-type="float" office:value="36.0">
            <text:p>36.0</text:p>
          </table:table-cell>
          <table:table-cell office:value-type="float" office:value="19.761031518307348">
            <text:p>19.761031518307348</text:p>
          </table:table-cell>
          <table:table-cell office:value-type="float" office:value="1.0350371869622381">
            <text:p>1.035037186962238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8T19:00:00">
            <text:p>Thu Jan  8 19:00:00 2015</text:p>
          </table:table-cell>
          <table:table-cell office:value-type="float" office:value="39.1667">
            <text:p>39.1667</text:p>
          </table:table-cell>
          <table:table-cell office:value-type="float" office:value="21.312471714099125">
            <text:p>21.312471714099125</text:p>
          </table:table-cell>
          <table:table-cell office:value-type="float" office:value="0.9584761540343775">
            <text:p>0.958476154034377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8T20:00:00">
            <text:p>Thu Jan  8 20:00:00 2015</text:p>
          </table:table-cell>
          <table:table-cell office:value-type="float" office:value="39.5">
            <text:p>39.5</text:p>
          </table:table-cell>
          <table:table-cell office:value-type="float" office:value="21.450747446725217">
            <text:p>21.450747446725217</text:p>
          </table:table-cell>
          <table:table-cell office:value-type="float" office:value="0.9190539725087187">
            <text:p>0.919053972508718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08T21:00:00">
            <text:p>Thu Jan  8 21:00:00 2015</text:p>
          </table:table-cell>
          <table:table-cell office:value-type="float" office:value="37.5">
            <text:p>37.5</text:p>
          </table:table-cell>
          <table:table-cell office:value-type="float" office:value="21.496809488784642">
            <text:p>21.496809488784642</text:p>
          </table:table-cell>
          <table:table-cell office:value-type="float" office:value="0.806582461577011">
            <text:p>0.80658246157701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08T22:00:00">
            <text:p>Thu Jan  8 22:00:00 2015</text:p>
          </table:table-cell>
          <table:table-cell office:value-type="float" office:value="38.3333">
            <text:p>38.3333</text:p>
          </table:table-cell>
          <table:table-cell office:value-type="float" office:value="21.120371289693107">
            <text:p>21.120371289693107</text:p>
          </table:table-cell>
          <table:table-cell office:value-type="float" office:value="0.7342094986032642">
            <text:p>0.734209498603264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01-09T00:00:00">
            <text:p>Fri Jan  9 00:00:00 2015</text:p>
          </table:table-cell>
          <table:table-cell office:value-type="float" office:value="41.0">
            <text:p>41.0</text:p>
          </table:table-cell>
          <table:table-cell office:value-type="float" office:value="21.201923864691732">
            <text:p>21.201923864691732</text:p>
          </table:table-cell>
          <table:table-cell office:value-type="float" office:value="0.6549113948071387">
            <text:p>0.6549113948071387</text:p>
          </table:table-cell>
          <table:table-cell office:value-type="float" office:value="0">
            <text:p/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9T01:00:00">
            <text:p>Fri Jan  9 01:00:00 2015</text:p>
          </table:table-cell>
          <table:table-cell office:value-type="float" office:value="43.5">
            <text:p>43.5</text:p>
          </table:table-cell>
          <table:table-cell office:value-type="float" office:value="21.386817172094368">
            <text:p>21.386817172094368</text:p>
          </table:table-cell>
          <table:table-cell office:value-type="float" office:value="0.6881458986633022">
            <text:p>0.68814589866330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9T02:00:00">
            <text:p>Fri Jan  9 02:00:00 2015</text:p>
          </table:table-cell>
          <table:table-cell office:value-type="float" office:value="37.8333">
            <text:p>37.8333</text:p>
          </table:table-cell>
          <table:table-cell office:value-type="float" office:value="21.417464435615422">
            <text:p>21.417464435615422</text:p>
          </table:table-cell>
          <table:table-cell office:value-type="float" office:value="0.6986034057753775">
            <text:p>0.698603405775377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9T19:00:00">
            <text:p>Fri Jan  9 19:00:00 2015</text:p>
          </table:table-cell>
          <table:table-cell office:value-type="float" office:value="27.3333">
            <text:p>27.3333</text:p>
          </table:table-cell>
          <table:table-cell office:value-type="float" office:value="16.324603244660494">
            <text:p>16.324603244660494</text:p>
          </table:table-cell>
          <table:table-cell office:value-type="float" office:value="0.5034010092795814">
            <text:p>0.503401009279581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1-09T20:00:00">
            <text:p>Fri Jan  9 20:00:00 2015</text:p>
          </table:table-cell>
          <table:table-cell office:value-type="float" office:value="31.0">
            <text:p>31.0</text:p>
          </table:table-cell>
          <table:table-cell office:value-type="float" office:value="16.280801587225085">
            <text:p>16.280801587225085</text:p>
          </table:table-cell>
          <table:table-cell office:value-type="float" office:value="0.5161232634384988">
            <text:p>0.516123263438498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09T21:00:00">
            <text:p>Fri Jan  9 21:00:00 2015</text:p>
          </table:table-cell>
          <table:table-cell office:value-type="float" office:value="32.1667">
            <text:p>32.1667</text:p>
          </table:table-cell>
          <table:table-cell office:value-type="float" office:value="16.345418886016596">
            <text:p>16.345418886016596</text:p>
          </table:table-cell>
          <table:table-cell office:value-type="float" office:value="0.6296277961082491">
            <text:p>0.629627796108249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09T22:00:00">
            <text:p>Fri Jan  9 22:00:00 2015</text:p>
          </table:table-cell>
          <table:table-cell office:value-type="float" office:value="30.5">
            <text:p>30.5</text:p>
          </table:table-cell>
          <table:table-cell office:value-type="float" office:value="16.361112578037964">
            <text:p>16.361112578037964</text:p>
          </table:table-cell>
          <table:table-cell office:value-type="float" office:value="0.6688865921899948">
            <text:p>0.6688865921899948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10T00:00:00">
            <text:p>Sat Jan 10 00:00:00 2015</text:p>
          </table:table-cell>
          <table:table-cell office:value-type="float" office:value="30.0">
            <text:p>30.0</text:p>
          </table:table-cell>
          <table:table-cell office:value-type="float" office:value="15.8957852327253">
            <text:p>15.8957852327253</text:p>
          </table:table-cell>
          <table:table-cell office:value-type="float" office:value="0.8008131461678373">
            <text:p>0.8008131461678373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10T01:00:00">
            <text:p>Sat Jan 10 01:00:00 2015</text:p>
          </table:table-cell>
          <table:table-cell office:value-type="float" office:value="28.6667">
            <text:p>28.6667</text:p>
          </table:table-cell>
          <table:table-cell office:value-type="float" office:value="15.632946750852835">
            <text:p>15.632946750852835</text:p>
          </table:table-cell>
          <table:table-cell office:value-type="float" office:value="0.8193971742282408">
            <text:p>0.81939717422824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10T19:00:00">
            <text:p>Sat Jan 10 19:00:00 2015</text:p>
          </table:table-cell>
          <table:table-cell office:value-type="float" office:value="30.3333">
            <text:p>30.3333</text:p>
          </table:table-cell>
          <table:table-cell office:value-type="float" office:value="18.41439353801134">
            <text:p>18.41439353801134</text:p>
          </table:table-cell>
          <table:table-cell office:value-type="float" office:value="0.8374340404364784">
            <text:p>0.837434040436478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01-10T20:00:00">
            <text:p>Sat Jan 10 20:00:00 2015</text:p>
          </table:table-cell>
          <table:table-cell office:value-type="float" office:value="34.1667">
            <text:p>34.1667</text:p>
          </table:table-cell>
          <table:table-cell office:value-type="float" office:value="18.31549044108269">
            <text:p>18.31549044108269</text:p>
          </table:table-cell>
          <table:table-cell office:value-type="float" office:value="0.8929826938691335">
            <text:p>0.892982693869133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01-10T21:00:00">
            <text:p>Sat Jan 10 21:00:00 2015</text:p>
          </table:table-cell>
          <table:table-cell office:value-type="float" office:value="44.1667">
            <text:p>44.1667</text:p>
          </table:table-cell>
          <table:table-cell office:value-type="float" office:value="18.472688673618837">
            <text:p>18.472688673618837</text:p>
          </table:table-cell>
          <table:table-cell office:value-type="float" office:value="0.8938953050765012">
            <text:p>0.893895305076501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1-10T22:00:00">
            <text:p>Sat Jan 10 22:00:00 2015</text:p>
          </table:table-cell>
          <table:table-cell office:value-type="float" office:value="38.1667">
            <text:p>38.1667</text:p>
          </table:table-cell>
          <table:table-cell office:value-type="float" office:value="18.580544237329605">
            <text:p>18.580544237329605</text:p>
          </table:table-cell>
          <table:table-cell office:value-type="float" office:value="0.9208332548782331">
            <text:p>0.920833254878233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0T23:00:00">
            <text:p>Sat Jan 10 23:00:00 2015</text:p>
          </table:table-cell>
          <table:table-cell office:value-type="float" office:value="36.3333">
            <text:p>36.3333</text:p>
          </table:table-cell>
          <table:table-cell office:value-type="float" office:value="18.552095466995194">
            <text:p>18.552095466995194</text:p>
          </table:table-cell>
          <table:table-cell office:value-type="float" office:value="0.9067132082053884">
            <text:p>0.906713208205388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11T00:00:00">
            <text:p>Sun Jan 11 00:00:00 2015</text:p>
          </table:table-cell>
          <table:table-cell office:value-type="float" office:value="35.0">
            <text:p>35.0</text:p>
          </table:table-cell>
          <table:table-cell office:value-type="float" office:value="18.506815710385954">
            <text:p>18.506815710385954</text:p>
          </table:table-cell>
          <table:table-cell office:value-type="float" office:value="0.9012578830096775">
            <text:p>0.9012578830096775</text:p>
          </table:table-cell>
          <table:table-cell office:value-type="float" office:value="0">
            <text:p/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1T01:00:00">
            <text:p>Sun Jan 11 01:00:00 2015</text:p>
          </table:table-cell>
          <table:table-cell office:value-type="float" office:value="37.5">
            <text:p>37.5</text:p>
          </table:table-cell>
          <table:table-cell office:value-type="float" office:value="18.665345730539784">
            <text:p>18.665345730539784</text:p>
          </table:table-cell>
          <table:table-cell office:value-type="float" office:value="0.9064359514110482">
            <text:p>0.906435951411048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11T02:00:00">
            <text:p>Sun Jan 11 02:00:00 2015</text:p>
          </table:table-cell>
          <table:table-cell office:value-type="float" office:value="37.1667">
            <text:p>37.1667</text:p>
          </table:table-cell>
          <table:table-cell office:value-type="float" office:value="19.010816165562094">
            <text:p>19.010816165562094</text:p>
          </table:table-cell>
          <table:table-cell office:value-type="float" office:value="0.9200466199378713">
            <text:p>0.920046619937871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11T19:00:00">
            <text:p>Sun Jan 11 19:00:00 2015</text:p>
          </table:table-cell>
          <table:table-cell office:value-type="float" office:value="44.6667">
            <text:p>44.6667</text:p>
          </table:table-cell>
          <table:table-cell office:value-type="float" office:value="21.833988328222087">
            <text:p>21.833988328222087</text:p>
          </table:table-cell>
          <table:table-cell office:value-type="float" office:value="1.098246628489984">
            <text:p>1.09824662848998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11T20:00:00">
            <text:p>Sun Jan 11 20:00:00 2015</text:p>
          </table:table-cell>
          <table:table-cell office:value-type="float" office:value="50.5">
            <text:p>50.5</text:p>
          </table:table-cell>
          <table:table-cell office:value-type="float" office:value="21.904822618450876">
            <text:p>21.904822618450876</text:p>
          </table:table-cell>
          <table:table-cell office:value-type="float" office:value="1.1606507919770486">
            <text:p>1.160650791977048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1T21:00:00">
            <text:p>Sun Jan 11 21:00:00 2015</text:p>
          </table:table-cell>
          <table:table-cell office:value-type="float" office:value="48.3333">
            <text:p>48.3333</text:p>
          </table:table-cell>
          <table:table-cell office:value-type="float" office:value="21.68720785118683">
            <text:p>21.68720785118683</text:p>
          </table:table-cell>
          <table:table-cell office:value-type="float" office:value="1.1125307765721462">
            <text:p>1.1125307765721462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11T22:00:00">
            <text:p>Sun Jan 11 22:00:00 2015</text:p>
          </table:table-cell>
          <table:table-cell office:value-type="float" office:value="52.3333">
            <text:p>52.3333</text:p>
          </table:table-cell>
          <table:table-cell office:value-type="float" office:value="21.954335226237536">
            <text:p>21.954335226237536</text:p>
          </table:table-cell>
          <table:table-cell office:value-type="float" office:value="1.0984842398750767">
            <text:p>1.0984842398750767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1T23:00:00">
            <text:p>Sun Jan 11 23:00:00 2015</text:p>
          </table:table-cell>
          <table:table-cell office:value-type="float" office:value="43.5">
            <text:p>43.5</text:p>
          </table:table-cell>
          <table:table-cell office:value-type="float" office:value="22.07781506025368">
            <text:p>22.07781506025368</text:p>
          </table:table-cell>
          <table:table-cell office:value-type="float" office:value="1.1233871780973652">
            <text:p>1.123387178097365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12T19:00:00">
            <text:p>Mon Jan 12 19:00:00 2015</text:p>
          </table:table-cell>
          <table:table-cell office:value-type="float" office:value="36.5">
            <text:p>36.5</text:p>
          </table:table-cell>
          <table:table-cell office:value-type="float" office:value="17.94402096259151">
            <text:p>17.94402096259151</text:p>
          </table:table-cell>
          <table:table-cell office:value-type="float" office:value="1.0806755078003227">
            <text:p>1.080675507800322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12T20:00:00">
            <text:p>Mon Jan 12 20:00:00 2015</text:p>
          </table:table-cell>
          <table:table-cell office:value-type="float" office:value="37.6667">
            <text:p>37.6667</text:p>
          </table:table-cell>
          <table:table-cell office:value-type="float" office:value="18.010078321208617">
            <text:p>18.010078321208617</text:p>
          </table:table-cell>
          <table:table-cell office:value-type="float" office:value="0.9449314526652969">
            <text:p>0.944931452665296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01-12T21:00:00">
            <text:p>Mon Jan 12 21:00:00 2015</text:p>
          </table:table-cell>
          <table:table-cell office:value-type="float" office:value="40.1667">
            <text:p>40.1667</text:p>
          </table:table-cell>
          <table:table-cell office:value-type="float" office:value="18.172698868895253">
            <text:p>18.172698868895253</text:p>
          </table:table-cell>
          <table:table-cell office:value-type="float" office:value="1.0107405706169026">
            <text:p>1.010740570616902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1-12T22:00:00">
            <text:p>Mon Jan 12 22:00:00 2015</text:p>
          </table:table-cell>
          <table:table-cell office:value-type="float" office:value="44.6667">
            <text:p>44.6667</text:p>
          </table:table-cell>
          <table:table-cell office:value-type="float" office:value="18.503092135087766">
            <text:p>18.503092135087766</text:p>
          </table:table-cell>
          <table:table-cell office:value-type="float" office:value="0.9398384654015993">
            <text:p>0.939838465401599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12T23:00:00">
            <text:p>Mon Jan 12 23:00:00 2015</text:p>
          </table:table-cell>
          <table:table-cell office:value-type="float" office:value="41.3333">
            <text:p>41.3333</text:p>
          </table:table-cell>
          <table:table-cell office:value-type="float" office:value="18.845858588847868">
            <text:p>18.845858588847868</text:p>
          </table:table-cell>
          <table:table-cell office:value-type="float" office:value="0.9126923719276269">
            <text:p>0.9126923719276269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13T00:00:00">
            <text:p>Tue Jan 13 00:00:00 2015</text:p>
          </table:table-cell>
          <table:table-cell office:value-type="float" office:value="41.8333">
            <text:p>41.8333</text:p>
          </table:table-cell>
          <table:table-cell office:value-type="float" office:value="19.279846961882832">
            <text:p>19.279846961882832</text:p>
          </table:table-cell>
          <table:table-cell office:value-type="float" office:value="0.9491857381615201">
            <text:p>0.9491857381615201</text:p>
          </table:table-cell>
          <table:table-cell office:value-type="float" office:value="0">
            <text:p/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13T01:00:00">
            <text:p>Tue Jan 13 01:00:00 2015</text:p>
          </table:table-cell>
          <table:table-cell office:value-type="float" office:value="48.3333">
            <text:p>48.3333</text:p>
          </table:table-cell>
          <table:table-cell office:value-type="float" office:value="19.795013067227824">
            <text:p>19.795013067227824</text:p>
          </table:table-cell>
          <table:table-cell office:value-type="float" office:value="0.9546611712354068">
            <text:p>0.954661171235406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01-13T19:00:00">
            <text:p>Tue Jan 13 19:00:00 2015</text:p>
          </table:table-cell>
          <table:table-cell office:value-type="float" office:value="30.6667">
            <text:p>30.6667</text:p>
          </table:table-cell>
          <table:table-cell office:value-type="float" office:value="22.131413987936565">
            <text:p>22.131413987936565</text:p>
          </table:table-cell>
          <table:table-cell office:value-type="float" office:value="0.937131517791513">
            <text:p>0.9371315177915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5-01-13T20:00:00">
            <text:p>Tue Jan 13 20:00:00 2015</text:p>
          </table:table-cell>
          <table:table-cell office:value-type="float" office:value="34.0">
            <text:p>34.0</text:p>
          </table:table-cell>
          <table:table-cell office:value-type="float" office:value="22.076670452804255">
            <text:p>22.076670452804255</text:p>
          </table:table-cell>
          <table:table-cell office:value-type="float" office:value="0.9580240750617458">
            <text:p>0.9580240750617458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1-13T21:00:00">
            <text:p>Tue Jan 13 21:00:00 2015</text:p>
          </table:table-cell>
          <table:table-cell office:value-type="float" office:value="34.3333">
            <text:p>34.3333</text:p>
          </table:table-cell>
          <table:table-cell office:value-type="float" office:value="21.976660263500417">
            <text:p>21.976660263500417</text:p>
          </table:table-cell>
          <table:table-cell office:value-type="float" office:value="0.9374030974470614">
            <text:p>0.9374030974470614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13T22:00:00">
            <text:p>Tue Jan 13 22:00:00 2015</text:p>
          </table:table-cell>
          <table:table-cell office:value-type="float" office:value="39.0">
            <text:p>39.0</text:p>
          </table:table-cell>
          <table:table-cell office:value-type="float" office:value="21.870166492924604">
            <text:p>21.870166492924604</text:p>
          </table:table-cell>
          <table:table-cell office:value-type="float" office:value="0.953368754617008">
            <text:p>0.95336875461700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13T23:00:00">
            <text:p>Tue Jan 13 23:00:00 2015</text:p>
          </table:table-cell>
          <table:table-cell office:value-type="float" office:value="39.0">
            <text:p>39.0</text:p>
          </table:table-cell>
          <table:table-cell office:value-type="float" office:value="21.66418186561641">
            <text:p>21.66418186561641</text:p>
          </table:table-cell>
          <table:table-cell office:value-type="float" office:value="0.9677509945767279">
            <text:p>0.967750994576727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4T19:00:00">
            <text:p>Wed Jan 14 19:00:00 2015</text:p>
          </table:table-cell>
          <table:table-cell office:value-type="float" office:value="39.0">
            <text:p>39.0</text:p>
          </table:table-cell>
          <table:table-cell office:value-type="float" office:value="17.436731549418965">
            <text:p>17.436731549418965</text:p>
          </table:table-cell>
          <table:table-cell office:value-type="float" office:value="0.9257160130203334">
            <text:p>0.925716013020333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14T20:00:00">
            <text:p>Wed Jan 14 20:00:00 2015</text:p>
          </table:table-cell>
          <table:table-cell office:value-type="float" office:value="40.8333">
            <text:p>40.8333</text:p>
          </table:table-cell>
          <table:table-cell office:value-type="float" office:value="17.430328881474317">
            <text:p>17.430328881474317</text:p>
          </table:table-cell>
          <table:table-cell office:value-type="float" office:value="1.0333901242256964">
            <text:p>1.033390124225696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14T21:00:00">
            <text:p>Wed Jan 14 21:00:00 2015</text:p>
          </table:table-cell>
          <table:table-cell office:value-type="float" office:value="41.3333">
            <text:p>41.3333</text:p>
          </table:table-cell>
          <table:table-cell office:value-type="float" office:value="17.406674127694597">
            <text:p>17.406674127694597</text:p>
          </table:table-cell>
          <table:table-cell office:value-type="float" office:value="1.1854130594181882">
            <text:p>1.185413059418188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14T22:00:00">
            <text:p>Wed Jan 14 22:00:00 2015</text:p>
          </table:table-cell>
          <table:table-cell office:value-type="float" office:value="44.1667">
            <text:p>44.1667</text:p>
          </table:table-cell>
          <table:table-cell office:value-type="float" office:value="17.623850351404325">
            <text:p>17.623850351404325</text:p>
          </table:table-cell>
          <table:table-cell office:value-type="float" office:value="1.2148648744919979">
            <text:p>1.2148648744919979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14T23:00:00">
            <text:p>Wed Jan 14 23:00:00 2015</text:p>
          </table:table-cell>
          <table:table-cell office:value-type="float" office:value="44.0">
            <text:p>44.0</text:p>
          </table:table-cell>
          <table:table-cell office:value-type="float" office:value="17.574480990525934">
            <text:p>17.574480990525934</text:p>
          </table:table-cell>
          <table:table-cell office:value-type="float" office:value="1.2250300772335683">
            <text:p>1.225030077233568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15T00:00:00">
            <text:p>Thu Jan 15 00:00:00 2015</text:p>
          </table:table-cell>
          <table:table-cell office:value-type="float" office:value="41.6667">
            <text:p>41.6667</text:p>
          </table:table-cell>
          <table:table-cell office:value-type="float" office:value="17.46985109563756">
            <text:p>17.46985109563756</text:p>
          </table:table-cell>
          <table:table-cell office:value-type="float" office:value="1.2084458991742528">
            <text:p>1.2084458991742528</text:p>
          </table:table-cell>
          <table:table-cell office:value-type="float" office:value="0">
            <text:p/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15T03:00:00">
            <text:p>Thu Jan 15 03:00:00 2015</text:p>
          </table:table-cell>
          <table:table-cell office:value-type="float" office:value="41.1667">
            <text:p>41.1667</text:p>
          </table:table-cell>
          <table:table-cell office:value-type="float" office:value="17.54999878771153">
            <text:p>17.54999878771153</text:p>
          </table:table-cell>
          <table:table-cell office:value-type="float" office:value="1.266189155589106">
            <text:p>1.26618915558910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15T09:00:00">
            <text:p>Thu Jan 15 09:00:00 2015</text:p>
          </table:table-cell>
          <table:table-cell office:value-type="float" office:value="37.0">
            <text:p>37.0</text:p>
          </table:table-cell>
          <table:table-cell office:value-type="float" office:value="17.96003451935771">
            <text:p>17.96003451935771</text:p>
          </table:table-cell>
          <table:table-cell office:value-type="float" office:value="1.1083310877171415">
            <text:p>1.10833108771714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1-15T10:00:00">
            <text:p>Thu Jan 15 10:00:00 2015</text:p>
          </table:table-cell>
          <table:table-cell office:value-type="float" office:value="36.1667">
            <text:p>36.1667</text:p>
          </table:table-cell>
          <table:table-cell office:value-type="float" office:value="17.717203006345056">
            <text:p>17.717203006345056</text:p>
          </table:table-cell>
          <table:table-cell office:value-type="float" office:value="1.1608568072588028">
            <text:p>1.160856807258802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15T11:00:00">
            <text:p>Thu Jan 15 11:00:00 2015</text:p>
          </table:table-cell>
          <table:table-cell office:value-type="float" office:value="37.6667">
            <text:p>37.6667</text:p>
          </table:table-cell>
          <table:table-cell office:value-type="float" office:value="17.767281879774437">
            <text:p>17.767281879774437</text:p>
          </table:table-cell>
          <table:table-cell office:value-type="float" office:value="1.1509116155306482">
            <text:p>1.150911615530648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16T22:00:00">
            <text:p>Fri Jan 16 22:00:00 2015</text:p>
          </table:table-cell>
          <table:table-cell office:value-type="float" office:value="15.8333">
            <text:p>15.8333</text:p>
          </table:table-cell>
          <table:table-cell office:value-type="float" office:value="15.667205391489452">
            <text:p>15.667205391489452</text:p>
          </table:table-cell>
          <table:table-cell office:value-type="float" office:value="-0.36529005702757283">
            <text:p>-0.3652900570275728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16T23:00:00">
            <text:p>Fri Jan 16 23:00:00 2015</text:p>
          </table:table-cell>
          <table:table-cell office:value-type="float" office:value="16.1667">
            <text:p>16.1667</text:p>
          </table:table-cell>
          <table:table-cell office:value-type="float" office:value="16.032763458834605">
            <text:p>16.032763458834605</text:p>
          </table:table-cell>
          <table:table-cell office:value-type="float" office:value="-0.42229447062035047">
            <text:p>-0.4222944706203504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17T00:00:00">
            <text:p>Sat Jan 17 00:00:00 2015</text:p>
          </table:table-cell>
          <table:table-cell office:value-type="float" office:value="17.5">
            <text:p>17.5</text:p>
          </table:table-cell>
          <table:table-cell office:value-type="float" office:value="15.874253083236892">
            <text:p>15.874253083236892</text:p>
          </table:table-cell>
          <table:table-cell office:value-type="float" office:value="-0.3983031124777221">
            <text:p>-0.3983031124777221</text:p>
          </table:table-cell>
          <table:table-cell office:value-type="float" office:value="0">
            <text:p/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17T01:00:00">
            <text:p>Sat Jan 17 01:00:00 2015</text:p>
          </table:table-cell>
          <table:table-cell office:value-type="float" office:value="18.0">
            <text:p>18.0</text:p>
          </table:table-cell>
          <table:table-cell office:value-type="float" office:value="16.647673032345626">
            <text:p>16.647673032345626</text:p>
          </table:table-cell>
          <table:table-cell office:value-type="float" office:value="-0.4406855469748424">
            <text:p>-0.440685546974842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7T02:00:00">
            <text:p>Sat Jan 17 02:00:00 2015</text:p>
          </table:table-cell>
          <table:table-cell office:value-type="float" office:value="19.1667">
            <text:p>19.1667</text:p>
          </table:table-cell>
          <table:table-cell office:value-type="float" office:value="17.536595463069958">
            <text:p>17.536595463069958</text:p>
          </table:table-cell>
          <table:table-cell office:value-type="float" office:value="-0.37889551184727477">
            <text:p>-0.3788955118472747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17T10:00:00">
            <text:p>Sat Jan 17 10:00:00 2015</text:p>
          </table:table-cell>
          <table:table-cell office:value-type="float" office:value="14.0">
            <text:p>14.0</text:p>
          </table:table-cell>
          <table:table-cell office:value-type="float" office:value="20.42275660186373">
            <text:p>20.42275660186373</text:p>
          </table:table-cell>
          <table:table-cell office:value-type="float" office:value="0.3970475044181481">
            <text:p>0.397047504418148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1-17T20:00:00">
            <text:p>Sat Jan 17 20:00:00 2015</text:p>
          </table:table-cell>
          <table:table-cell office:value-type="float" office:value="19.3333">
            <text:p>19.3333</text:p>
          </table:table-cell>
          <table:table-cell office:value-type="float" office:value="19.70606029422702">
            <text:p>19.70606029422702</text:p>
          </table:table-cell>
          <table:table-cell office:value-type="float" office:value="0.6118854332312317">
            <text:p>0.611885433231231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01-17T21:00:00">
            <text:p>Sat Jan 17 21:00:00 2015</text:p>
          </table:table-cell>
          <table:table-cell office:value-type="float" office:value="26.6667">
            <text:p>26.6667</text:p>
          </table:table-cell>
          <table:table-cell office:value-type="float" office:value="20.152848685627486">
            <text:p>20.152848685627486</text:p>
          </table:table-cell>
          <table:table-cell office:value-type="float" office:value="0.6882716236506491">
            <text:p>0.688271623650649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17T22:00:00">
            <text:p>Sat Jan 17 22:00:00 2015</text:p>
          </table:table-cell>
          <table:table-cell office:value-type="float" office:value="29.1667">
            <text:p>29.1667</text:p>
          </table:table-cell>
          <table:table-cell office:value-type="float" office:value="20.779832311126402">
            <text:p>20.779832311126402</text:p>
          </table:table-cell>
          <table:table-cell office:value-type="float" office:value="0.6727820372453726">
            <text:p>0.672782037245372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1-17T23:00:00">
            <text:p>Sat Jan 17 23:00:00 2015</text:p>
          </table:table-cell>
          <table:table-cell office:value-type="float" office:value="34.1667">
            <text:p>34.1667</text:p>
          </table:table-cell>
          <table:table-cell office:value-type="float" office:value="21.202902624664734">
            <text:p>21.202902624664734</text:p>
          </table:table-cell>
          <table:table-cell office:value-type="float" office:value="0.6677100365669707">
            <text:p>0.6677100365669707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18T00:00:00">
            <text:p>Sun Jan 18 00:00:00 2015</text:p>
          </table:table-cell>
          <table:table-cell office:value-type="float" office:value="40.0">
            <text:p>40.0</text:p>
          </table:table-cell>
          <table:table-cell office:value-type="float" office:value="21.94739194173986">
            <text:p>21.94739194173986</text:p>
          </table:table-cell>
          <table:table-cell office:value-type="float" office:value="0.646684476153177">
            <text:p>0.646684476153177</text:p>
          </table:table-cell>
          <table:table-cell office:value-type="float" office:value="0">
            <text:p/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8T01:00:00">
            <text:p>Sun Jan 18 01:00:00 2015</text:p>
          </table:table-cell>
          <table:table-cell office:value-type="float" office:value="41.0">
            <text:p>41.0</text:p>
          </table:table-cell>
          <table:table-cell office:value-type="float" office:value="22.642736334120958">
            <text:p>22.642736334120958</text:p>
          </table:table-cell>
          <table:table-cell office:value-type="float" office:value="0.6279128727781021">
            <text:p>0.62791287277810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9T20:00:00">
            <text:p>Mon Jan 19 20:00:00 2015</text:p>
          </table:table-cell>
          <table:table-cell office:value-type="float" office:value="8.8333">
            <text:p>8.8333</text:p>
          </table:table-cell>
          <table:table-cell office:value-type="float" office:value="14.524992203484635">
            <text:p>14.524992203484635</text:p>
          </table:table-cell>
          <table:table-cell office:value-type="float" office:value="-0.05721782664645548">
            <text:p>-0.0572178266464554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19T21:00:00">
            <text:p>Mon Jan 19 21:00:00 2015</text:p>
          </table:table-cell>
          <table:table-cell office:value-type="float" office:value="10.1667">
            <text:p>10.1667</text:p>
          </table:table-cell>
          <table:table-cell office:value-type="float" office:value="14.558047651036183">
            <text:p>14.558047651036183</text:p>
          </table:table-cell>
          <table:table-cell office:value-type="float" office:value="-0.04098676360693875">
            <text:p>-0.0409867636069387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1-19T22:00:00">
            <text:p>Mon Jan 19 22:00:00 2015</text:p>
          </table:table-cell>
          <table:table-cell office:value-type="float" office:value="11.0">
            <text:p>11.0</text:p>
          </table:table-cell>
          <table:table-cell office:value-type="float" office:value="14.630173448791513">
            <text:p>14.630173448791513</text:p>
          </table:table-cell>
          <table:table-cell office:value-type="float" office:value="-0.027908775669846987">
            <text:p>-0.027908775669846987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5-01-20T09:00:00">
            <text:p>Tue Jan 20 09:00:00 2015</text:p>
          </table:table-cell>
          <table:table-cell office:value-type="float" office:value="11.0">
            <text:p>11.0</text:p>
          </table:table-cell>
          <table:table-cell office:value-type="float" office:value="19.9379095710742">
            <text:p>19.9379095710742</text:p>
          </table:table-cell>
          <table:table-cell office:value-type="float" office:value="-0.6917332786736947">
            <text:p>-0.691733278673694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01-20T10:00:00">
            <text:p>Tue Jan 20 10:00:00 2015</text:p>
          </table:table-cell>
          <table:table-cell office:value-type="float" office:value="12.0">
            <text:p>12.0</text:p>
          </table:table-cell>
          <table:table-cell office:value-type="float" office:value="21.264769816456656">
            <text:p>21.264769816456656</text:p>
          </table:table-cell>
          <table:table-cell office:value-type="float" office:value="-0.5527856307715089">
            <text:p>-0.552785630771508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20T11:00:00">
            <text:p>Tue Jan 20 11:00:00 2015</text:p>
          </table:table-cell>
          <table:table-cell office:value-type="float" office:value="12.1667">
            <text:p>12.1667</text:p>
          </table:table-cell>
          <table:table-cell office:value-type="float" office:value="21.821629216243995">
            <text:p>21.821629216243995</text:p>
          </table:table-cell>
          <table:table-cell office:value-type="float" office:value="-0.37366293740082845">
            <text:p>-0.3736629374008284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1-20T18:00:00">
            <text:p>Tue Jan 20 18:00:00 2015</text:p>
          </table:table-cell>
          <table:table-cell office:value-type="float" office:value="17.6667">
            <text:p>17.6667</text:p>
          </table:table-cell>
          <table:table-cell office:value-type="float" office:value="19.09725729660129">
            <text:p>19.09725729660129</text:p>
          </table:table-cell>
          <table:table-cell office:value-type="float" office:value="0.09164635004235562">
            <text:p>0.0916463500423556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0T20:00:00">
            <text:p>Tue Jan 20 20:00:00 2015</text:p>
          </table:table-cell>
          <table:table-cell office:value-type="float" office:value="20.1667">
            <text:p>20.1667</text:p>
          </table:table-cell>
          <table:table-cell office:value-type="float" office:value="15.703232205485664">
            <text:p>15.703232205485664</text:p>
          </table:table-cell>
          <table:table-cell office:value-type="float" office:value="-0.3068886589243943">
            <text:p>-0.3068886589243943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5-01-20T22:00:00">
            <text:p>Tue Jan 20 22:00:00 2015</text:p>
          </table:table-cell>
          <table:table-cell office:value-type="float" office:value="20.3333">
            <text:p>20.3333</text:p>
          </table:table-cell>
          <table:table-cell office:value-type="float" office:value="13.892426014349848">
            <text:p>13.892426014349848</text:p>
          </table:table-cell>
          <table:table-cell office:value-type="float" office:value="-0.6426091450678582">
            <text:p>-0.642609145067858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1-21T00:00:00">
            <text:p>Wed Jan 21 00:00:00 2015</text:p>
          </table:table-cell>
          <table:table-cell office:value-type="float" office:value="18.3333">
            <text:p>18.3333</text:p>
          </table:table-cell>
          <table:table-cell office:value-type="float" office:value="13.560866565727263">
            <text:p>13.560866565727263</text:p>
          </table:table-cell>
          <table:table-cell office:value-type="float" office:value="-0.4606936131869315">
            <text:p>-0.4606936131869315</text:p>
          </table:table-cell>
          <table:table-cell office:value-type="float" office:value="0">
            <text:p/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01-21T01:00:00">
            <text:p>Wed Jan 21 01:00:00 2015</text:p>
          </table:table-cell>
          <table:table-cell office:value-type="float" office:value="19.1667">
            <text:p>19.1667</text:p>
          </table:table-cell>
          <table:table-cell office:value-type="float" office:value="12.93430559156033">
            <text:p>12.93430559156033</text:p>
          </table:table-cell>
          <table:table-cell office:value-type="float" office:value="-0.4863322498951814">
            <text:p>-0.486332249895181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5-01-21T02:00:00">
            <text:p>Wed Jan 21 02:00:00 2015</text:p>
          </table:table-cell>
          <table:table-cell office:value-type="float" office:value="19.8333">
            <text:p>19.8333</text:p>
          </table:table-cell>
          <table:table-cell office:value-type="float" office:value="12.037705146490323">
            <text:p>12.037705146490323</text:p>
          </table:table-cell>
          <table:table-cell office:value-type="float" office:value="-0.603723500093701">
            <text:p>-0.60372350009370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5-01-21T03:00:00">
            <text:p>Wed Jan 21 03:00:00 2015</text:p>
          </table:table-cell>
          <table:table-cell office:value-type="float" office:value="21.1667">
            <text:p>21.1667</text:p>
          </table:table-cell>
          <table:table-cell office:value-type="float" office:value="11.883561552229734">
            <text:p>11.883561552229734</text:p>
          </table:table-cell>
          <table:table-cell office:value-type="float" office:value="-0.5372124283532296">
            <text:p>-0.537212428353229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21T04:00:00">
            <text:p>Wed Jan 21 04:00:00 2015</text:p>
          </table:table-cell>
          <table:table-cell office:value-type="float" office:value="21.5">
            <text:p>21.5</text:p>
          </table:table-cell>
          <table:table-cell office:value-type="float" office:value="11.467176862412083">
            <text:p>11.467176862412083</text:p>
          </table:table-cell>
          <table:table-cell office:value-type="float" office:value="-0.6448442879770822">
            <text:p>-0.644844287977082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21T05:00:00">
            <text:p>Wed Jan 21 05:00:00 2015</text:p>
          </table:table-cell>
          <table:table-cell office:value-type="float" office:value="22.1667">
            <text:p>22.1667</text:p>
          </table:table-cell>
          <table:table-cell office:value-type="float" office:value="11.711794174527743">
            <text:p>11.711794174527743</text:p>
          </table:table-cell>
          <table:table-cell office:value-type="float" office:value="-0.5475105792409901">
            <text:p>-0.547510579240990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21T07:00:00">
            <text:p>Wed Jan 21 07:00:00 2015</text:p>
          </table:table-cell>
          <table:table-cell office:value-type="float" office:value="23.8333">
            <text:p>23.8333</text:p>
          </table:table-cell>
          <table:table-cell office:value-type="float" office:value="11.720948914779834">
            <text:p>11.720948914779834</text:p>
          </table:table-cell>
          <table:table-cell office:value-type="float" office:value="-0.32291838804315043">
            <text:p>-0.3229183880431504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21T08:00:00">
            <text:p>Wed Jan 21 08:00:00 2015</text:p>
          </table:table-cell>
          <table:table-cell office:value-type="float" office:value="22.8333">
            <text:p>22.8333</text:p>
          </table:table-cell>
          <table:table-cell office:value-type="float" office:value="12.266477639166501">
            <text:p>12.266477639166501</text:p>
          </table:table-cell>
          <table:table-cell office:value-type="float" office:value="-0.20049338744985457">
            <text:p>-0.2004933874498545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21T09:00:00">
            <text:p>Wed Jan 21 09:00:00 2015</text:p>
          </table:table-cell>
          <table:table-cell office:value-type="float" office:value="23.0">
            <text:p>23.0</text:p>
          </table:table-cell>
          <table:table-cell office:value-type="float" office:value="12.942513606513238">
            <text:p>12.942513606513238</text:p>
          </table:table-cell>
          <table:table-cell office:value-type="float" office:value="-0.11992205126025794">
            <text:p>-0.1199220512602579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01-21T10:00:00">
            <text:p>Wed Jan 21 10:00:00 2015</text:p>
          </table:table-cell>
          <table:table-cell office:value-type="float" office:value="23.3333">
            <text:p>23.3333</text:p>
          </table:table-cell>
          <table:table-cell office:value-type="float" office:value="13.254062097257906">
            <text:p>13.254062097257906</text:p>
          </table:table-cell>
          <table:table-cell office:value-type="float" office:value="-0.1305617130532499">
            <text:p>-0.1305617130532499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1-21T11:00:00">
            <text:p>Wed Jan 21 11:00:00 2015</text:p>
          </table:table-cell>
          <table:table-cell office:value-type="float" office:value="23.0">
            <text:p>23.0</text:p>
          </table:table-cell>
          <table:table-cell office:value-type="float" office:value="12.909763861342768">
            <text:p>12.909763861342768</text:p>
          </table:table-cell>
          <table:table-cell office:value-type="float" office:value="-0.08180901323394296">
            <text:p>-0.0818090132339429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21T12:00:00">
            <text:p>Wed Jan 21 12:00:00 2015</text:p>
          </table:table-cell>
          <table:table-cell office:value-type="float" office:value="24.3333">
            <text:p>24.3333</text:p>
          </table:table-cell>
          <table:table-cell office:value-type="float" office:value="12.623604538426745">
            <text:p>12.623604538426745</text:p>
          </table:table-cell>
          <table:table-cell office:value-type="float" office:value="-0.10130318271113961">
            <text:p>-0.1013031827111396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21T21:00:00">
            <text:p>Wed Jan 21 21:00:00 2015</text:p>
          </table:table-cell>
          <table:table-cell office:value-type="float" office:value="14.3333">
            <text:p>14.3333</text:p>
          </table:table-cell>
          <table:table-cell office:value-type="float" office:value="17.683090286087513">
            <text:p>17.683090286087513</text:p>
          </table:table-cell>
          <table:table-cell office:value-type="float" office:value="0.23433855535170256">
            <text:p>0.23433855535170256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1-21T22:00:00">
            <text:p>Wed Jan 21 22:00:00 2015</text:p>
          </table:table-cell>
          <table:table-cell office:value-type="float" office:value="15.8333">
            <text:p>15.8333</text:p>
          </table:table-cell>
          <table:table-cell office:value-type="float" office:value="18.199068204586677">
            <text:p>18.199068204586677</text:p>
          </table:table-cell>
          <table:table-cell office:value-type="float" office:value="0.33757397067260997">
            <text:p>0.3375739706726099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22T21:00:00">
            <text:p>Thu Jan 22 21:00:00 2015</text:p>
          </table:table-cell>
          <table:table-cell office:value-type="float" office:value="11.8333">
            <text:p>11.8333</text:p>
          </table:table-cell>
          <table:table-cell office:value-type="float" office:value="22.62991291222113">
            <text:p>22.62991291222113</text:p>
          </table:table-cell>
          <table:table-cell office:value-type="float" office:value="-0.35967112102620935">
            <text:p>-0.3596711210262093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22T22:00:00">
            <text:p>Thu Jan 22 22:00:00 2015</text:p>
          </table:table-cell>
          <table:table-cell office:value-type="float" office:value="16.3333">
            <text:p>16.3333</text:p>
          </table:table-cell>
          <table:table-cell office:value-type="float" office:value="21.272643850961256">
            <text:p>21.272643850961256</text:p>
          </table:table-cell>
          <table:table-cell office:value-type="float" office:value="-0.18491142087186102">
            <text:p>-0.18491142087186102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3T00:00:00">
            <text:p>Fri Jan 23 00:00:00 2015</text:p>
          </table:table-cell>
          <table:table-cell office:value-type="float" office:value="13.8333">
            <text:p>13.8333</text:p>
          </table:table-cell>
          <table:table-cell office:value-type="float" office:value="20.573881032941053">
            <text:p>20.573881032941053</text:p>
          </table:table-cell>
          <table:table-cell office:value-type="float" office:value="-0.22853836005686157">
            <text:p>-0.22853836005686157</text:p>
          </table:table-cell>
          <table:table-cell office:value-type="float" office:value="0">
            <text:p/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23T03:00:00">
            <text:p>Fri Jan 23 03:00:00 2015</text:p>
          </table:table-cell>
          <table:table-cell office:value-type="float" office:value="14.1667">
            <text:p>14.1667</text:p>
          </table:table-cell>
          <table:table-cell office:value-type="float" office:value="21.734886007688903">
            <text:p>21.734886007688903</text:p>
          </table:table-cell>
          <table:table-cell office:value-type="float" office:value="-0.1235633440614873">
            <text:p>-0.123563344061487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23T09:00:00">
            <text:p>Fri Jan 23 09:00:00 2015</text:p>
          </table:table-cell>
          <table:table-cell office:value-type="float" office:value="13.3333">
            <text:p>13.3333</text:p>
          </table:table-cell>
          <table:table-cell office:value-type="float" office:value="24.995541945523733">
            <text:p>24.995541945523733</text:p>
          </table:table-cell>
          <table:table-cell office:value-type="float" office:value="0.1966945819724374">
            <text:p>0.196694581972437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23T10:00:00">
            <text:p>Fri Jan 23 10:00:00 2015</text:p>
          </table:table-cell>
          <table:table-cell office:value-type="float" office:value="15.3333">
            <text:p>15.3333</text:p>
          </table:table-cell>
          <table:table-cell office:value-type="float" office:value="25.99539376043347">
            <text:p>25.99539376043347</text:p>
          </table:table-cell>
          <table:table-cell office:value-type="float" office:value="0.1235558262821359">
            <text:p>0.123555826282135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23T11:00:00">
            <text:p>Fri Jan 23 11:00:00 2015</text:p>
          </table:table-cell>
          <table:table-cell office:value-type="float" office:value="15.5">
            <text:p>15.5</text:p>
          </table:table-cell>
          <table:table-cell office:value-type="float" office:value="26.775813063999454">
            <text:p>26.775813063999454</text:p>
          </table:table-cell>
          <table:table-cell office:value-type="float" office:value="0.19440260392544104">
            <text:p>0.1944026039254410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23T12:00:00">
            <text:p>Fri Jan 23 12:00:00 2015</text:p>
          </table:table-cell>
          <table:table-cell office:value-type="float" office:value="17.1667">
            <text:p>17.1667</text:p>
          </table:table-cell>
          <table:table-cell office:value-type="float" office:value="26.947181965885353">
            <text:p>26.947181965885353</text:p>
          </table:table-cell>
          <table:table-cell office:value-type="float" office:value="0.3654215910659469">
            <text:p>0.3654215910659469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23T19:00:00">
            <text:p>Fri Jan 23 19:00:00 2015</text:p>
          </table:table-cell>
          <table:table-cell office:value-type="float" office:value="24.1667">
            <text:p>24.1667</text:p>
          </table:table-cell>
          <table:table-cell office:value-type="float" office:value="19.375590768635227">
            <text:p>19.375590768635227</text:p>
          </table:table-cell>
          <table:table-cell office:value-type="float" office:value="0.0997479287308898">
            <text:p>0.099747928730889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23T20:00:00">
            <text:p>Fri Jan 23 20:00:00 2015</text:p>
          </table:table-cell>
          <table:table-cell office:value-type="float" office:value="23.3333">
            <text:p>23.3333</text:p>
          </table:table-cell>
          <table:table-cell office:value-type="float" office:value="18.914410414743898">
            <text:p>18.914410414743898</text:p>
          </table:table-cell>
          <table:table-cell office:value-type="float" office:value="0.12267853504428423">
            <text:p>0.1226785350442842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1-23T21:00:00">
            <text:p>Fri Jan 23 21:00:00 2015</text:p>
          </table:table-cell>
          <table:table-cell office:value-type="float" office:value="23.0">
            <text:p>23.0</text:p>
          </table:table-cell>
          <table:table-cell office:value-type="float" office:value="18.787301378230158">
            <text:p>18.787301378230158</text:p>
          </table:table-cell>
          <table:table-cell office:value-type="float" office:value="-0.010322891284284165">
            <text:p>-0.01032289128428416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23T22:00:00">
            <text:p>Fri Jan 23 22:00:00 2015</text:p>
          </table:table-cell>
          <table:table-cell office:value-type="float" office:value="23.1667">
            <text:p>23.1667</text:p>
          </table:table-cell>
          <table:table-cell office:value-type="float" office:value="19.173240300480806">
            <text:p>19.173240300480806</text:p>
          </table:table-cell>
          <table:table-cell office:value-type="float" office:value="0.010768778950837462">
            <text:p>0.01076877895083746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23T23:00:00">
            <text:p>Fri Jan 23 23:00:00 2015</text:p>
          </table:table-cell>
          <table:table-cell office:value-type="float" office:value="28.6667">
            <text:p>28.6667</text:p>
          </table:table-cell>
          <table:table-cell office:value-type="float" office:value="19.99745324366962">
            <text:p>19.99745324366962</text:p>
          </table:table-cell>
          <table:table-cell office:value-type="float" office:value="0.09300234453811858">
            <text:p>0.09300234453811858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24T00:00:00">
            <text:p>Sat Jan 24 00:00:00 2015</text:p>
          </table:table-cell>
          <table:table-cell office:value-type="float" office:value="27.8333">
            <text:p>27.8333</text:p>
          </table:table-cell>
          <table:table-cell office:value-type="float" office:value="20.50832242894312">
            <text:p>20.50832242894312</text:p>
          </table:table-cell>
          <table:table-cell office:value-type="float" office:value="0.230035980196465">
            <text:p>0.230035980196465</text:p>
          </table:table-cell>
          <table:table-cell office:value-type="float" office:value="0">
            <text:p/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24T01:00:00">
            <text:p>Sat Jan 24 01:00:00 2015</text:p>
          </table:table-cell>
          <table:table-cell office:value-type="float" office:value="26.5">
            <text:p>26.5</text:p>
          </table:table-cell>
          <table:table-cell office:value-type="float" office:value="20.269229536995336">
            <text:p>20.269229536995336</text:p>
          </table:table-cell>
          <table:table-cell office:value-type="float" office:value="0.3918424503791472">
            <text:p>0.391842450379147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1-24T02:00:00">
            <text:p>Sat Jan 24 02:00:00 2015</text:p>
          </table:table-cell>
          <table:table-cell office:value-type="float" office:value="24.3333">
            <text:p>24.3333</text:p>
          </table:table-cell>
          <table:table-cell office:value-type="float" office:value="20.237991851755435">
            <text:p>20.237991851755435</text:p>
          </table:table-cell>
          <table:table-cell office:value-type="float" office:value="0.44537158454661935">
            <text:p>0.4453715845466193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24T20:00:00">
            <text:p>Sat Jan 24 20:00:00 2015</text:p>
          </table:table-cell>
          <table:table-cell office:value-type="float" office:value="25.6667">
            <text:p>25.6667</text:p>
          </table:table-cell>
          <table:table-cell office:value-type="float" office:value="25.81318698814166">
            <text:p>25.81318698814166</text:p>
          </table:table-cell>
          <table:table-cell office:value-type="float" office:value="0.5764969583414556">
            <text:p>0.576496958341455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1-24T21:00:00">
            <text:p>Sat Jan 24 21:00:00 2015</text:p>
          </table:table-cell>
          <table:table-cell office:value-type="float" office:value="25.1667">
            <text:p>25.1667</text:p>
          </table:table-cell>
          <table:table-cell office:value-type="float" office:value="25.868103115170676">
            <text:p>25.868103115170676</text:p>
          </table:table-cell>
          <table:table-cell office:value-type="float" office:value="0.5304439189589145">
            <text:p>0.530443918958914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1-25T19:00:00">
            <text:p>Sun Jan 25 19:00:00 2015</text:p>
          </table:table-cell>
          <table:table-cell office:value-type="float" office:value="31.8333">
            <text:p>31.8333</text:p>
          </table:table-cell>
          <table:table-cell office:value-type="float" office:value="19.11694667255869">
            <text:p>19.11694667255869</text:p>
          </table:table-cell>
          <table:table-cell office:value-type="float" office:value="0.9067740437897085">
            <text:p>0.906774043789708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25T20:00:00">
            <text:p>Sun Jan 25 20:00:00 2015</text:p>
          </table:table-cell>
          <table:table-cell office:value-type="float" office:value="31.3333">
            <text:p>31.3333</text:p>
          </table:table-cell>
          <table:table-cell office:value-type="float" office:value="19.115762120149274">
            <text:p>19.115762120149274</text:p>
          </table:table-cell>
          <table:table-cell office:value-type="float" office:value="0.8950642399960167">
            <text:p>0.895064239996016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5-01-25T21:00:00">
            <text:p>Sun Jan 25 21:00:00 2015</text:p>
          </table:table-cell>
          <table:table-cell office:value-type="float" office:value="30.6667">
            <text:p>30.6667</text:p>
          </table:table-cell>
          <table:table-cell office:value-type="float" office:value="19.309275059467126">
            <text:p>19.309275059467126</text:p>
          </table:table-cell>
          <table:table-cell office:value-type="float" office:value="0.9434123292139455">
            <text:p>0.9434123292139455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25T22:00:00">
            <text:p>Sun Jan 25 22:00:00 2015</text:p>
          </table:table-cell>
          <table:table-cell office:value-type="float" office:value="30.8333">
            <text:p>30.8333</text:p>
          </table:table-cell>
          <table:table-cell office:value-type="float" office:value="19.594159864766283">
            <text:p>19.594159864766283</text:p>
          </table:table-cell>
          <table:table-cell office:value-type="float" office:value="0.9582205187984627">
            <text:p>0.958220518798462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26T21:00:00">
            <text:p>Mon Jan 26 21:00:00 2015</text:p>
          </table:table-cell>
          <table:table-cell office:value-type="float" office:value="24.5">
            <text:p>24.5</text:p>
          </table:table-cell>
          <table:table-cell office:value-type="float" office:value="20.13701640138844">
            <text:p>20.13701640138844</text:p>
          </table:table-cell>
          <table:table-cell office:value-type="float" office:value="0.5240930994775638">
            <text:p>0.524093099477563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26T22:00:00">
            <text:p>Mon Jan 26 22:00:00 2015</text:p>
          </table:table-cell>
          <table:table-cell office:value-type="float" office:value="24.6667">
            <text:p>24.6667</text:p>
          </table:table-cell>
          <table:table-cell office:value-type="float" office:value="20.389426698058323">
            <text:p>20.389426698058323</text:p>
          </table:table-cell>
          <table:table-cell office:value-type="float" office:value="0.4765397966047989">
            <text:p>0.476539796604798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7T20:00:00">
            <text:p>Tue Jan 27 20:00:00 2015</text:p>
          </table:table-cell>
          <table:table-cell office:value-type="float" office:value="26.8333">
            <text:p>26.8333</text:p>
          </table:table-cell>
          <table:table-cell office:value-type="float" office:value="18.632612486401538">
            <text:p>18.632612486401538</text:p>
          </table:table-cell>
          <table:table-cell office:value-type="float" office:value="0.19443105415922549">
            <text:p>0.19443105415922549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27T21:00:00">
            <text:p>Tue Jan 27 21:00:00 2015</text:p>
          </table:table-cell>
          <table:table-cell office:value-type="float" office:value="24.1667">
            <text:p>24.1667</text:p>
          </table:table-cell>
          <table:table-cell office:value-type="float" office:value="18.66020454270673">
            <text:p>18.66020454270673</text:p>
          </table:table-cell>
          <table:table-cell office:value-type="float" office:value="0.25062918439949444">
            <text:p>0.25062918439949444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27T22:00:00">
            <text:p>Tue Jan 27 22:00:00 2015</text:p>
          </table:table-cell>
          <table:table-cell office:value-type="float" office:value="26.1667">
            <text:p>26.1667</text:p>
          </table:table-cell>
          <table:table-cell office:value-type="float" office:value="19.579071752389073">
            <text:p>19.579071752389073</text:p>
          </table:table-cell>
          <table:table-cell office:value-type="float" office:value="0.14275816181602283">
            <text:p>0.14275816181602283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27T23:00:00">
            <text:p>Tue Jan 27 23:00:00 2015</text:p>
          </table:table-cell>
          <table:table-cell office:value-type="float" office:value="27.8333">
            <text:p>27.8333</text:p>
          </table:table-cell>
          <table:table-cell office:value-type="float" office:value="20.75173765983443">
            <text:p>20.75173765983443</text:p>
          </table:table-cell>
          <table:table-cell office:value-type="float" office:value="0.1657842273089659">
            <text:p>0.165784227308965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01-28T00:00:00">
            <text:p>Wed Jan 28 00:00:00 2015</text:p>
          </table:table-cell>
          <table:table-cell office:value-type="float" office:value="28.6667">
            <text:p>28.6667</text:p>
          </table:table-cell>
          <table:table-cell office:value-type="float" office:value="21.708550915503643">
            <text:p>21.708550915503643</text:p>
          </table:table-cell>
          <table:table-cell office:value-type="float" office:value="0.21363442222820728">
            <text:p>0.21363442222820728</text:p>
          </table:table-cell>
          <table:table-cell office:value-type="float" office:value="0">
            <text:p/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28T01:00:00">
            <text:p>Wed Jan 28 01:00:00 2015</text:p>
          </table:table-cell>
          <table:table-cell office:value-type="float" office:value="29.8333">
            <text:p>29.8333</text:p>
          </table:table-cell>
          <table:table-cell office:value-type="float" office:value="22.47048639744966">
            <text:p>22.47048639744966</text:p>
          </table:table-cell>
          <table:table-cell office:value-type="float" office:value="0.3074826996908386">
            <text:p>0.307482699690838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28T02:00:00">
            <text:p>Wed Jan 28 02:00:00 2015</text:p>
          </table:table-cell>
          <table:table-cell office:value-type="float" office:value="31.3333">
            <text:p>31.3333</text:p>
          </table:table-cell>
          <table:table-cell office:value-type="float" office:value="23.183329538681694">
            <text:p>23.183329538681694</text:p>
          </table:table-cell>
          <table:table-cell office:value-type="float" office:value="0.3937696117198344">
            <text:p>0.393769611719834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1-28T03:00:00">
            <text:p>Wed Jan 28 03:00:00 2015</text:p>
          </table:table-cell>
          <table:table-cell office:value-type="float" office:value="30.6667">
            <text:p>30.6667</text:p>
          </table:table-cell>
          <table:table-cell office:value-type="float" office:value="23.63121354530684">
            <text:p>23.63121354530684</text:p>
          </table:table-cell>
          <table:table-cell office:value-type="float" office:value="0.4875335303131742">
            <text:p>0.487533530313174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28T22:00:00">
            <text:p>Wed Jan 28 22:00:00 2015</text:p>
          </table:table-cell>
          <table:table-cell office:value-type="float" office:value="30.0">
            <text:p>30.0</text:p>
          </table:table-cell>
          <table:table-cell office:value-type="float" office:value="25.424609402022927">
            <text:p>25.424609402022927</text:p>
          </table:table-cell>
          <table:table-cell office:value-type="float" office:value="0.9156355828832111">
            <text:p>0.915635582883211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28T23:00:00">
            <text:p>Wed Jan 28 23:00:00 2015</text:p>
          </table:table-cell>
          <table:table-cell office:value-type="float" office:value="31.8333">
            <text:p>31.8333</text:p>
          </table:table-cell>
          <table:table-cell office:value-type="float" office:value="25.453988899708847">
            <text:p>25.453988899708847</text:p>
          </table:table-cell>
          <table:table-cell office:value-type="float" office:value="0.9933797215540137">
            <text:p>0.9933797215540137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1-29T00:00:00">
            <text:p>Thu Jan 29 00:00:00 2015</text:p>
          </table:table-cell>
          <table:table-cell office:value-type="float" office:value="31.6667">
            <text:p>31.6667</text:p>
          </table:table-cell>
          <table:table-cell office:value-type="float" office:value="25.26465369740855">
            <text:p>25.26465369740855</text:p>
          </table:table-cell>
          <table:table-cell office:value-type="float" office:value="0.997290156725995">
            <text:p>0.997290156725995</text:p>
          </table:table-cell>
          <table:table-cell office:value-type="float" office:value="0">
            <text:p/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1-29T01:00:00">
            <text:p>Thu Jan 29 01:00:00 2015</text:p>
          </table:table-cell>
          <table:table-cell office:value-type="float" office:value="33.1667">
            <text:p>33.1667</text:p>
          </table:table-cell>
          <table:table-cell office:value-type="float" office:value="24.918806574466">
            <text:p>24.918806574466</text:p>
          </table:table-cell>
          <table:table-cell office:value-type="float" office:value="1.009944932320719">
            <text:p>1.00994493232071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29T02:00:00">
            <text:p>Thu Jan 29 02:00:00 2015</text:p>
          </table:table-cell>
          <table:table-cell office:value-type="float" office:value="32.8333">
            <text:p>32.8333</text:p>
          </table:table-cell>
          <table:table-cell office:value-type="float" office:value="24.56925590426194">
            <text:p>24.56925590426194</text:p>
          </table:table-cell>
          <table:table-cell office:value-type="float" office:value="1.0178164916693488">
            <text:p>1.017816491669348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29T21:00:00">
            <text:p>Thu Jan 29 21:00:00 2015</text:p>
          </table:table-cell>
          <table:table-cell office:value-type="float" office:value="43.6667">
            <text:p>43.6667</text:p>
          </table:table-cell>
          <table:table-cell office:value-type="float" office:value="16.52597285929063">
            <text:p>16.52597285929063</text:p>
          </table:table-cell>
          <table:table-cell office:value-type="float" office:value="1.0292683834017753">
            <text:p>1.0292683834017753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01-29T22:00:00">
            <text:p>Thu Jan 29 22:00:00 2015</text:p>
          </table:table-cell>
          <table:table-cell office:value-type="float" office:value="44.8333">
            <text:p>44.8333</text:p>
          </table:table-cell>
          <table:table-cell office:value-type="float" office:value="16.80846348082015">
            <text:p>16.80846348082015</text:p>
          </table:table-cell>
          <table:table-cell office:value-type="float" office:value="1.068660709030793">
            <text:p>1.068660709030793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2-04T21:00:00">
            <text:p>Wed Feb  4 21:00:00 2015</text:p>
          </table:table-cell>
          <table:table-cell office:value-type="float" office:value="8.1667">
            <text:p>8.1667</text:p>
          </table:table-cell>
          <table:table-cell office:value-type="float" office:value="10.582885804027972">
            <text:p>10.582885804027972</text:p>
          </table:table-cell>
          <table:table-cell office:value-type="float" office:value="-1.4671475160935548">
            <text:p>-1.4671475160935548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05T11:00:00">
            <text:p>Thu Feb  5 11:00:00 2015</text:p>
          </table:table-cell>
          <table:table-cell office:value-type="float" office:value="3.4">
            <text:p>3.4</text:p>
          </table:table-cell>
          <table:table-cell office:value-type="float" office:value="12.59424712752947">
            <text:p>12.59424712752947</text:p>
          </table:table-cell>
          <table:table-cell office:value-type="float" office:value="-1.16664737803582">
            <text:p>-1.1666473780358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2-05T21:00:00">
            <text:p>Thu Feb  5 21:00:00 2015</text:p>
          </table:table-cell>
          <table:table-cell office:value-type="float" office:value="11.1667">
            <text:p>11.1667</text:p>
          </table:table-cell>
          <table:table-cell office:value-type="float" office:value="13.820488722739574">
            <text:p>13.820488722739574</text:p>
          </table:table-cell>
          <table:table-cell office:value-type="float" office:value="-0.9894696927879396">
            <text:p>-0.989469692787939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2-05T22:00:00">
            <text:p>Thu Feb  5 22:00:00 2015</text:p>
          </table:table-cell>
          <table:table-cell office:value-type="float" office:value="10.6667">
            <text:p>10.6667</text:p>
          </table:table-cell>
          <table:table-cell office:value-type="float" office:value="16.250550228539353">
            <text:p>16.250550228539353</text:p>
          </table:table-cell>
          <table:table-cell office:value-type="float" office:value="-1.1081825279222193">
            <text:p>-1.108182527922219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2-05T23:00:00">
            <text:p>Thu Feb  5 23:00:00 2015</text:p>
          </table:table-cell>
          <table:table-cell office:value-type="float" office:value="12.5">
            <text:p>12.5</text:p>
          </table:table-cell>
          <table:table-cell office:value-type="float" office:value="18.2172811817856">
            <text:p>18.2172811817856</text:p>
          </table:table-cell>
          <table:table-cell office:value-type="float" office:value="-1.037887701695292">
            <text:p>-1.03788770169529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2-06T00:00:00">
            <text:p>Fri Feb  6 00:00:00 2015</text:p>
          </table:table-cell>
          <table:table-cell office:value-type="float" office:value="11.8333">
            <text:p>11.8333</text:p>
          </table:table-cell>
          <table:table-cell office:value-type="float" office:value="19.14588903785847">
            <text:p>19.14588903785847</text:p>
          </table:table-cell>
          <table:table-cell office:value-type="float" office:value="-0.8454193043988286">
            <text:p>-0.8454193043988286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06T01:00:00">
            <text:p>Fri Feb  6 01:00:00 2015</text:p>
          </table:table-cell>
          <table:table-cell office:value-type="float" office:value="11.8333">
            <text:p>11.8333</text:p>
          </table:table-cell>
          <table:table-cell office:value-type="float" office:value="21.4737240739647">
            <text:p>21.4737240739647</text:p>
          </table:table-cell>
          <table:table-cell office:value-type="float" office:value="-0.8080561922691402">
            <text:p>-0.808056192269140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2-06T02:00:00">
            <text:p>Fri Feb  6 02:00:00 2015</text:p>
          </table:table-cell>
          <table:table-cell office:value-type="float" office:value="13.0">
            <text:p>13.0</text:p>
          </table:table-cell>
          <table:table-cell office:value-type="float" office:value="23.145782644968047">
            <text:p>23.145782644968047</text:p>
          </table:table-cell>
          <table:table-cell office:value-type="float" office:value="-0.8471265035311596">
            <text:p>-0.847126503531159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2-06T08:00:00">
            <text:p>Fri Feb  6 08:00:00 2015</text:p>
          </table:table-cell>
          <table:table-cell office:value-type="float" office:value="16.0">
            <text:p>16.0</text:p>
          </table:table-cell>
          <table:table-cell office:value-type="float" office:value="27.622321877470643">
            <text:p>27.622321877470643</text:p>
          </table:table-cell>
          <table:table-cell office:value-type="float" office:value="0.16830487845764358">
            <text:p>0.1683048784576435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06T09:00:00">
            <text:p>Fri Feb  6 09:00:00 2015</text:p>
          </table:table-cell>
          <table:table-cell office:value-type="float" office:value="15.1667">
            <text:p>15.1667</text:p>
          </table:table-cell>
          <table:table-cell office:value-type="float" office:value="28.575900465256023">
            <text:p>28.575900465256023</text:p>
          </table:table-cell>
          <table:table-cell office:value-type="float" office:value="0.2783118232291995">
            <text:p>0.278311823229199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2-06T10:00:00">
            <text:p>Fri Feb  6 10:00:00 2015</text:p>
          </table:table-cell>
          <table:table-cell office:value-type="float" office:value="16.3333">
            <text:p>16.3333</text:p>
          </table:table-cell>
          <table:table-cell office:value-type="float" office:value="28.57422982206749">
            <text:p>28.57422982206749</text:p>
          </table:table-cell>
          <table:table-cell office:value-type="float" office:value="0.4555951352788483">
            <text:p>0.455595135278848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2-06T11:00:00">
            <text:p>Fri Feb  6 11:00:00 2015</text:p>
          </table:table-cell>
          <table:table-cell office:value-type="float" office:value="19.5">
            <text:p>19.5</text:p>
          </table:table-cell>
          <table:table-cell office:value-type="float" office:value="29.015342308374667">
            <text:p>29.015342308374667</text:p>
          </table:table-cell>
          <table:table-cell office:value-type="float" office:value="0.48415868927716627">
            <text:p>0.4841586892771662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2-06T20:00:00">
            <text:p>Fri Feb  6 20:00:00 2015</text:p>
          </table:table-cell>
          <table:table-cell office:value-type="float" office:value="21.8333">
            <text:p>21.8333</text:p>
          </table:table-cell>
          <table:table-cell office:value-type="float" office:value="26.192170424511726">
            <text:p>26.192170424511726</text:p>
          </table:table-cell>
          <table:table-cell office:value-type="float" office:value="0.6751173041522542">
            <text:p>0.675117304152254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5-02-06T21:00:00">
            <text:p>Fri Feb  6 21:00:00 2015</text:p>
          </table:table-cell>
          <table:table-cell office:value-type="float" office:value="23.0">
            <text:p>23.0</text:p>
          </table:table-cell>
          <table:table-cell office:value-type="float" office:value="24.90959270474937">
            <text:p>24.90959270474937</text:p>
          </table:table-cell>
          <table:table-cell office:value-type="float" office:value="0.8281791227088032">
            <text:p>0.828179122708803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2-06T22:00:00">
            <text:p>Fri Feb  6 22:00:00 2015</text:p>
          </table:table-cell>
          <table:table-cell office:value-type="float" office:value="22.8333">
            <text:p>22.8333</text:p>
          </table:table-cell>
          <table:table-cell office:value-type="float" office:value="24.593931747998294">
            <text:p>24.593931747998294</text:p>
          </table:table-cell>
          <table:table-cell office:value-type="float" office:value="1.0174148706800308">
            <text:p>1.017414870680030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2-06T23:00:00">
            <text:p>Fri Feb  6 23:00:00 2015</text:p>
          </table:table-cell>
          <table:table-cell office:value-type="float" office:value="25.1667">
            <text:p>25.1667</text:p>
          </table:table-cell>
          <table:table-cell office:value-type="float" office:value="24.757875620786375">
            <text:p>24.757875620786375</text:p>
          </table:table-cell>
          <table:table-cell office:value-type="float" office:value="1.1584645991907343">
            <text:p>1.158464599190734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02-07T00:00:00">
            <text:p>Sat Feb  7 00:00:00 2015</text:p>
          </table:table-cell>
          <table:table-cell office:value-type="float" office:value="25.6667">
            <text:p>25.6667</text:p>
          </table:table-cell>
          <table:table-cell office:value-type="float" office:value="24.79012822329757">
            <text:p>24.79012822329757</text:p>
          </table:table-cell>
          <table:table-cell office:value-type="float" office:value="1.1622948398076052">
            <text:p>1.1622948398076052</text:p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07T01:00:00">
            <text:p>Sat Feb  7 01:00:00 2015</text:p>
          </table:table-cell>
          <table:table-cell office:value-type="float" office:value="27.3333">
            <text:p>27.3333</text:p>
          </table:table-cell>
          <table:table-cell office:value-type="float" office:value="25.106566510879496">
            <text:p>25.106566510879496</text:p>
          </table:table-cell>
          <table:table-cell office:value-type="float" office:value="1.1499507933741226">
            <text:p>1.14995079337412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2-07T02:00:00">
            <text:p>Sat Feb  7 02:00:00 2015</text:p>
          </table:table-cell>
          <table:table-cell office:value-type="float" office:value="27.8333">
            <text:p>27.8333</text:p>
          </table:table-cell>
          <table:table-cell office:value-type="float" office:value="25.59551190247581">
            <text:p>25.59551190247581</text:p>
          </table:table-cell>
          <table:table-cell office:value-type="float" office:value="1.1517253765506348">
            <text:p>1.151725376550634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2-07T03:00:00">
            <text:p>Sat Feb  7 03:00:00 2015</text:p>
          </table:table-cell>
          <table:table-cell office:value-type="float" office:value="29.0">
            <text:p>29.0</text:p>
          </table:table-cell>
          <table:table-cell office:value-type="float" office:value="25.816821629834003">
            <text:p>25.816821629834003</text:p>
          </table:table-cell>
          <table:table-cell office:value-type="float" office:value="1.1315328446904196">
            <text:p>1.131532844690419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2-07T04:00:00">
            <text:p>Sat Feb  7 04:00:00 2015</text:p>
          </table:table-cell>
          <table:table-cell office:value-type="float" office:value="27.3333">
            <text:p>27.3333</text:p>
          </table:table-cell>
          <table:table-cell office:value-type="float" office:value="25.672575591878285">
            <text:p>25.672575591878285</text:p>
          </table:table-cell>
          <table:table-cell office:value-type="float" office:value="1.1350856244767338">
            <text:p>1.135085624476733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10T19:00:00">
            <text:p>Tue Feb 10 19:00:00 2015</text:p>
          </table:table-cell>
          <table:table-cell office:value-type="float" office:value="23.0">
            <text:p>23.0</text:p>
          </table:table-cell>
          <table:table-cell office:value-type="float" office:value="19.710704281831358">
            <text:p>19.710704281831358</text:p>
          </table:table-cell>
          <table:table-cell office:value-type="float" office:value="-0.24967337932271688">
            <text:p>-0.2496733793227168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10T20:00:00">
            <text:p>Tue Feb 10 20:00:00 2015</text:p>
          </table:table-cell>
          <table:table-cell office:value-type="float" office:value="24.6667">
            <text:p>24.6667</text:p>
          </table:table-cell>
          <table:table-cell office:value-type="float" office:value="19.31496655060583">
            <text:p>19.31496655060583</text:p>
          </table:table-cell>
          <table:table-cell office:value-type="float" office:value="-0.1109779086051624">
            <text:p>-0.110977908605162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10T21:00:00">
            <text:p>Tue Feb 10 21:00:00 2015</text:p>
          </table:table-cell>
          <table:table-cell office:value-type="float" office:value="28.1667">
            <text:p>28.1667</text:p>
          </table:table-cell>
          <table:table-cell office:value-type="float" office:value="18.994583885663307">
            <text:p>18.994583885663307</text:p>
          </table:table-cell>
          <table:table-cell office:value-type="float" office:value="0.02071390158999291">
            <text:p>0.0207139015899929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02-10T22:00:00">
            <text:p>Tue Feb 10 22:00:00 2015</text:p>
          </table:table-cell>
          <table:table-cell office:value-type="float" office:value="31.0">
            <text:p>31.0</text:p>
          </table:table-cell>
          <table:table-cell office:value-type="float" office:value="21.228764687134483">
            <text:p>21.228764687134483</text:p>
          </table:table-cell>
          <table:table-cell office:value-type="float" office:value="-0.1840101700755451">
            <text:p>-0.184010170075545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02-10T23:00:00">
            <text:p>Tue Feb 10 23:00:00 2015</text:p>
          </table:table-cell>
          <table:table-cell office:value-type="float" office:value="32.6667">
            <text:p>32.6667</text:p>
          </table:table-cell>
          <table:table-cell office:value-type="float" office:value="22.919611884540664">
            <text:p>22.919611884540664</text:p>
          </table:table-cell>
          <table:table-cell office:value-type="float" office:value="-0.21459170492630614">
            <text:p>-0.2145917049263061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2-11T09:00:00">
            <text:p>Wed Feb 11 09:00:00 2015</text:p>
          </table:table-cell>
          <table:table-cell office:value-type="float" office:value="23.1667">
            <text:p>23.1667</text:p>
          </table:table-cell>
          <table:table-cell office:value-type="float" office:value="22.700220571845573">
            <text:p>22.700220571845573</text:p>
          </table:table-cell>
          <table:table-cell office:value-type="float" office:value="0.1426637332406094">
            <text:p>0.142663733240609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2-11T10:00:00">
            <text:p>Wed Feb 11 10:00:00 2015</text:p>
          </table:table-cell>
          <table:table-cell office:value-type="float" office:value="23.1667">
            <text:p>23.1667</text:p>
          </table:table-cell>
          <table:table-cell office:value-type="float" office:value="23.431519176155486">
            <text:p>23.431519176155486</text:p>
          </table:table-cell>
          <table:table-cell office:value-type="float" office:value="0.0778892174409692">
            <text:p>0.077889217440969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2-11T20:00:00">
            <text:p>Wed Feb 11 20:00:00 2015</text:p>
          </table:table-cell>
          <table:table-cell office:value-type="float" office:value="43.8333">
            <text:p>43.8333</text:p>
          </table:table-cell>
          <table:table-cell office:value-type="float" office:value="23.62133800229116">
            <text:p>23.62133800229116</text:p>
          </table:table-cell>
          <table:table-cell office:value-type="float" office:value="-0.04730367727039758">
            <text:p>-0.0473036772703975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1T21:00:00">
            <text:p>Wed Feb 11 21:00:00 2015</text:p>
          </table:table-cell>
          <table:table-cell office:value-type="float" office:value="46.8333">
            <text:p>46.8333</text:p>
          </table:table-cell>
          <table:table-cell office:value-type="float" office:value="23.71546497894105">
            <text:p>23.71546497894105</text:p>
          </table:table-cell>
          <table:table-cell office:value-type="float" office:value="-0.0038833762123865593">
            <text:p>-0.003883376212386559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5-02-11T22:00:00">
            <text:p>Wed Feb 11 22:00:00 2015</text:p>
          </table:table-cell>
          <table:table-cell office:value-type="float" office:value="49.3333">
            <text:p>49.3333</text:p>
          </table:table-cell>
          <table:table-cell office:value-type="float" office:value="25.127760315773518">
            <text:p>25.127760315773518</text:p>
          </table:table-cell>
          <table:table-cell office:value-type="float" office:value="0.016410697851002624">
            <text:p>0.01641069785100262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2-11T23:00:00">
            <text:p>Wed Feb 11 23:00:00 2015</text:p>
          </table:table-cell>
          <table:table-cell office:value-type="float" office:value="49.1667">
            <text:p>49.1667</text:p>
          </table:table-cell>
          <table:table-cell office:value-type="float" office:value="23.992693819654804">
            <text:p>23.992693819654804</text:p>
          </table:table-cell>
          <table:table-cell office:value-type="float" office:value="0.07222305135547">
            <text:p>0.07222305135547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5-02-12T00:00:00">
            <text:p>Thu Feb 12 00:00:00 2015</text:p>
          </table:table-cell>
          <table:table-cell office:value-type="float" office:value="52.0">
            <text:p>52.0</text:p>
          </table:table-cell>
          <table:table-cell office:value-type="float" office:value="24.557593747945223">
            <text:p>24.557593747945223</text:p>
          </table:table-cell>
          <table:table-cell office:value-type="float" office:value="-0.016066943058481102">
            <text:p>-0.016066943058481102</text:p>
          </table:table-cell>
          <table:table-cell office:value-type="float" office:value="0">
            <text:p/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02-12T01:00:00">
            <text:p>Thu Feb 12 01:00:00 2015</text:p>
          </table:table-cell>
          <table:table-cell office:value-type="float" office:value="52.0">
            <text:p>52.0</text:p>
          </table:table-cell>
          <table:table-cell office:value-type="float" office:value="26.207796936224305">
            <text:p>26.207796936224305</text:p>
          </table:table-cell>
          <table:table-cell office:value-type="float" office:value="-0.04758270737391235">
            <text:p>-0.047582707373912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2-12T09:00:00">
            <text:p>Thu Feb 12 09:00:00 2015</text:p>
          </table:table-cell>
          <table:table-cell office:value-type="float" office:value="50.3333">
            <text:p>50.3333</text:p>
          </table:table-cell>
          <table:table-cell office:value-type="float" office:value="29.44065931829438">
            <text:p>29.44065931829438</text:p>
          </table:table-cell>
          <table:table-cell office:value-type="float" office:value="0.43762390499530446">
            <text:p>0.4376239049953044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2-12T20:00:00">
            <text:p>Thu Feb 12 20:00:00 2015</text:p>
          </table:table-cell>
          <table:table-cell office:value-type="float" office:value="48.8333">
            <text:p>48.8333</text:p>
          </table:table-cell>
          <table:table-cell office:value-type="float" office:value="27.92180876647464">
            <text:p>27.92180876647464</text:p>
          </table:table-cell>
          <table:table-cell office:value-type="float" office:value="0.438951122613542">
            <text:p>0.43895112261354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2-12T21:00:00">
            <text:p>Thu Feb 12 21:00:00 2015</text:p>
          </table:table-cell>
          <table:table-cell office:value-type="float" office:value="49.0">
            <text:p>49.0</text:p>
          </table:table-cell>
          <table:table-cell office:value-type="float" office:value="27.973495849630226">
            <text:p>27.973495849630226</text:p>
          </table:table-cell>
          <table:table-cell office:value-type="float" office:value="0.4855105908871876">
            <text:p>0.485510590887187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2-12T22:00:00">
            <text:p>Thu Feb 12 22:00:00 2015</text:p>
          </table:table-cell>
          <table:table-cell office:value-type="float" office:value="49.6667">
            <text:p>49.6667</text:p>
          </table:table-cell>
          <table:table-cell office:value-type="float" office:value="27.72918424835315">
            <text:p>27.72918424835315</text:p>
          </table:table-cell>
          <table:table-cell office:value-type="float" office:value="0.49449943155966447">
            <text:p>0.4944994315596644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2-12T23:00:00">
            <text:p>Thu Feb 12 23:00:00 2015</text:p>
          </table:table-cell>
          <table:table-cell office:value-type="float" office:value="50.3333">
            <text:p>50.3333</text:p>
          </table:table-cell>
          <table:table-cell office:value-type="float" office:value="28.33336519963059">
            <text:p>28.33336519963059</text:p>
          </table:table-cell>
          <table:table-cell office:value-type="float" office:value="0.5289488284406005">
            <text:p>0.528948828440600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2-13T00:00:00">
            <text:p>Fri Feb 13 00:00:00 2015</text:p>
          </table:table-cell>
          <table:table-cell office:value-type="float" office:value="45.6667">
            <text:p>45.6667</text:p>
          </table:table-cell>
          <table:table-cell office:value-type="float" office:value="28.410330663808583">
            <text:p>28.410330663808583</text:p>
          </table:table-cell>
          <table:table-cell office:value-type="float" office:value="0.5214052470957423">
            <text:p>0.5214052470957423</text:p>
          </table:table-cell>
          <table:table-cell office:value-type="float" office:value="0">
            <text:p/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2-13T01:00:00">
            <text:p>Fri Feb 13 01:00:00 2015</text:p>
          </table:table-cell>
          <table:table-cell office:value-type="float" office:value="41.8333">
            <text:p>41.8333</text:p>
          </table:table-cell>
          <table:table-cell office:value-type="float" office:value="27.79563130686866">
            <text:p>27.79563130686866</text:p>
          </table:table-cell>
          <table:table-cell office:value-type="float" office:value="0.5470773698081108">
            <text:p>0.547077369808110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2-13T23:00:00">
            <text:p>Fri Feb 13 23:00:00 2015</text:p>
          </table:table-cell>
          <table:table-cell office:value-type="float" office:value="39.6667">
            <text:p>39.6667</text:p>
          </table:table-cell>
          <table:table-cell office:value-type="float" office:value="27.508080040835793">
            <text:p>27.508080040835793</text:p>
          </table:table-cell>
          <table:table-cell office:value-type="float" office:value="0.5874215804603199">
            <text:p>0.587421580460319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2-15T20:00:00">
            <text:p>Sun Feb 15 20:00:00 2015</text:p>
          </table:table-cell>
          <table:table-cell office:value-type="float" office:value="8.5">
            <text:p>8.5</text:p>
          </table:table-cell>
          <table:table-cell office:value-type="float" office:value="9.163557738092447">
            <text:p>9.163557738092447</text:p>
          </table:table-cell>
          <table:table-cell office:value-type="float" office:value="-2.0812202866299376">
            <text:p>-2.081220286629937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2-15T21:00:00">
            <text:p>Sun Feb 15 21:00:00 2015</text:p>
          </table:table-cell>
          <table:table-cell office:value-type="float" office:value="13.0">
            <text:p>13.0</text:p>
          </table:table-cell>
          <table:table-cell office:value-type="float" office:value="12.799486858039199">
            <text:p>12.799486858039199</text:p>
          </table:table-cell>
          <table:table-cell office:value-type="float" office:value="-2.2737319573147756">
            <text:p>-2.273731957314775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2-15T22:00:00">
            <text:p>Sun Feb 15 22:00:00 2015</text:p>
          </table:table-cell>
          <table:table-cell office:value-type="float" office:value="16.1667">
            <text:p>16.1667</text:p>
          </table:table-cell>
          <table:table-cell office:value-type="float" office:value="15.352403215174222">
            <text:p>15.352403215174222</text:p>
          </table:table-cell>
          <table:table-cell office:value-type="float" office:value="-1.9655937799075105">
            <text:p>-1.965593779907510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15T23:00:00">
            <text:p>Sun Feb 15 23:00:00 2015</text:p>
          </table:table-cell>
          <table:table-cell office:value-type="float" office:value="17.1667">
            <text:p>17.1667</text:p>
          </table:table-cell>
          <table:table-cell office:value-type="float" office:value="17.459726683948798">
            <text:p>17.459726683948798</text:p>
          </table:table-cell>
          <table:table-cell office:value-type="float" office:value="-1.6066967501559049">
            <text:p>-1.606696750155904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2-16T00:00:00">
            <text:p>Mon Feb 16 00:00:00 2015</text:p>
          </table:table-cell>
          <table:table-cell office:value-type="float" office:value="18.6667">
            <text:p>18.6667</text:p>
          </table:table-cell>
          <table:table-cell office:value-type="float" office:value="19.146387036579455">
            <text:p>19.146387036579455</text:p>
          </table:table-cell>
          <table:table-cell office:value-type="float" office:value="-1.304562140345179">
            <text:p>-1.304562140345179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2-16T01:00:00">
            <text:p>Mon Feb 16 01:00:00 2015</text:p>
          </table:table-cell>
          <table:table-cell office:value-type="float" office:value="18.6667">
            <text:p>18.6667</text:p>
          </table:table-cell>
          <table:table-cell office:value-type="float" office:value="20.19138786217714">
            <text:p>20.19138786217714</text:p>
          </table:table-cell>
          <table:table-cell office:value-type="float" office:value="-1.0598808021737975">
            <text:p>-1.059880802173797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2-16T02:00:00">
            <text:p>Mon Feb 16 02:00:00 2015</text:p>
          </table:table-cell>
          <table:table-cell office:value-type="float" office:value="18.0">
            <text:p>18.0</text:p>
          </table:table-cell>
          <table:table-cell office:value-type="float" office:value="20.804050906469442">
            <text:p>20.804050906469442</text:p>
          </table:table-cell>
          <table:table-cell office:value-type="float" office:value="-0.8313488513087031">
            <text:p>-0.831348851308703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2-16T09:00:00">
            <text:p>Mon Feb 16 09:00:00 2015</text:p>
          </table:table-cell>
          <table:table-cell office:value-type="float" office:value="11.1667">
            <text:p>11.1667</text:p>
          </table:table-cell>
          <table:table-cell office:value-type="float" office:value="22.55704068313445">
            <text:p>22.55704068313445</text:p>
          </table:table-cell>
          <table:table-cell office:value-type="float" office:value="0.418371350549504">
            <text:p>0.41837135054950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2-16T10:00:00">
            <text:p>Mon Feb 16 10:00:00 2015</text:p>
          </table:table-cell>
          <table:table-cell office:value-type="float" office:value="11.3333">
            <text:p>11.3333</text:p>
          </table:table-cell>
          <table:table-cell office:value-type="float" office:value="22.877068290393282">
            <text:p>22.877068290393282</text:p>
          </table:table-cell>
          <table:table-cell office:value-type="float" office:value="0.567513479620287">
            <text:p>0.56751347962028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2-16T11:00:00">
            <text:p>Mon Feb 16 11:00:00 2015</text:p>
          </table:table-cell>
          <table:table-cell office:value-type="float" office:value="12.5">
            <text:p>12.5</text:p>
          </table:table-cell>
          <table:table-cell office:value-type="float" office:value="22.972125491516312">
            <text:p>22.972125491516312</text:p>
          </table:table-cell>
          <table:table-cell office:value-type="float" office:value="0.7362859116205894">
            <text:p>0.736285911620589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2-16T13:00:00">
            <text:p>Mon Feb 16 13:00:00 2015</text:p>
          </table:table-cell>
          <table:table-cell office:value-type="float" office:value="13.5">
            <text:p>13.5</text:p>
          </table:table-cell>
          <table:table-cell office:value-type="float" office:value="21.38192260325352">
            <text:p>21.38192260325352</text:p>
          </table:table-cell>
          <table:table-cell office:value-type="float" office:value="1.0903482026761353">
            <text:p>1.090348202676135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2-16T14:00:00">
            <text:p>Mon Feb 16 14:00:00 2015</text:p>
          </table:table-cell>
          <table:table-cell office:value-type="float" office:value="14.8333">
            <text:p>14.8333</text:p>
          </table:table-cell>
          <table:table-cell office:value-type="float" office:value="19.396368284227204">
            <text:p>19.396368284227204</text:p>
          </table:table-cell>
          <table:table-cell office:value-type="float" office:value="1.311370981923268">
            <text:p>1.31137098192326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02-16T15:00:00">
            <text:p>Mon Feb 16 15:00:00 2015</text:p>
          </table:table-cell>
          <table:table-cell office:value-type="float" office:value="16.3333">
            <text:p>16.3333</text:p>
          </table:table-cell>
          <table:table-cell office:value-type="float" office:value="17.29395311466967">
            <text:p>17.29395311466967</text:p>
          </table:table-cell>
          <table:table-cell office:value-type="float" office:value="1.5677128817778623">
            <text:p>1.56771288177786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2-16T16:00:00">
            <text:p>Mon Feb 16 16:00:00 2015</text:p>
          </table:table-cell>
          <table:table-cell office:value-type="float" office:value="16.6667">
            <text:p>16.6667</text:p>
          </table:table-cell>
          <table:table-cell office:value-type="float" office:value="15.113112662067996">
            <text:p>15.113112662067996</text:p>
          </table:table-cell>
          <table:table-cell office:value-type="float" office:value="1.8377764443342244">
            <text:p>1.8377764443342244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2-16T17:00:00">
            <text:p>Mon Feb 16 17:00:00 2015</text:p>
          </table:table-cell>
          <table:table-cell office:value-type="float" office:value="17.1667">
            <text:p>17.1667</text:p>
          </table:table-cell>
          <table:table-cell office:value-type="float" office:value="11.9092613236225">
            <text:p>11.9092613236225</text:p>
          </table:table-cell>
          <table:table-cell office:value-type="float" office:value="1.7880066341596177">
            <text:p>1.788006634159617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16T18:00:00">
            <text:p>Mon Feb 16 18:00:00 2015</text:p>
          </table:table-cell>
          <table:table-cell office:value-type="float" office:value="17.8333">
            <text:p>17.8333</text:p>
          </table:table-cell>
          <table:table-cell office:value-type="float" office:value="9.354509579728333">
            <text:p>9.354509579728333</text:p>
          </table:table-cell>
          <table:table-cell office:value-type="float" office:value="1.32266556511448">
            <text:p>1.3226655651144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2-16T21:00:00">
            <text:p>Mon Feb 16 21:00:00 2015</text:p>
          </table:table-cell>
          <table:table-cell office:value-type="float" office:value="19.0">
            <text:p>19.0</text:p>
          </table:table-cell>
          <table:table-cell office:value-type="float" office:value="8.038467619849147">
            <text:p>8.038467619849147</text:p>
          </table:table-cell>
          <table:table-cell office:value-type="float" office:value="0.41919841709258154">
            <text:p>0.41919841709258154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2-16T22:00:00">
            <text:p>Mon Feb 16 22:00:00 2015</text:p>
          </table:table-cell>
          <table:table-cell office:value-type="float" office:value="19.8333">
            <text:p>19.8333</text:p>
          </table:table-cell>
          <table:table-cell office:value-type="float" office:value="7.9299869365983495">
            <text:p>7.9299869365983495</text:p>
          </table:table-cell>
          <table:table-cell office:value-type="float" office:value="0.38916039112073725">
            <text:p>0.38916039112073725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2-16T23:00:00">
            <text:p>Mon Feb 16 23:00:00 2015</text:p>
          </table:table-cell>
          <table:table-cell office:value-type="float" office:value="19.1667">
            <text:p>19.1667</text:p>
          </table:table-cell>
          <table:table-cell office:value-type="float" office:value="7.820543263807696">
            <text:p>7.820543263807696</text:p>
          </table:table-cell>
          <table:table-cell office:value-type="float" office:value="0.25642611713128577">
            <text:p>0.2564261171312857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2-17T00:00:00">
            <text:p>Tue Feb 17 00:00:00 2015</text:p>
          </table:table-cell>
          <table:table-cell office:value-type="float" office:value="19.1667">
            <text:p>19.1667</text:p>
          </table:table-cell>
          <table:table-cell office:value-type="float" office:value="7.9743599925816735">
            <text:p>7.9743599925816735</text:p>
          </table:table-cell>
          <table:table-cell office:value-type="float" office:value="0.2250765867769748">
            <text:p>0.2250765867769748</text:p>
          </table:table-cell>
          <table:table-cell office:value-type="float" office:value="0">
            <text:p/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7T01:00:00">
            <text:p>Tue Feb 17 01:00:00 2015</text:p>
          </table:table-cell>
          <table:table-cell office:value-type="float" office:value="25.5">
            <text:p>25.5</text:p>
          </table:table-cell>
          <table:table-cell office:value-type="float" office:value="8.000446092671337">
            <text:p>8.000446092671337</text:p>
          </table:table-cell>
          <table:table-cell office:value-type="float" office:value="0.2565118255450878">
            <text:p>0.256511825545087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17T04:00:00">
            <text:p>Tue Feb 17 04:00:00 2015</text:p>
          </table:table-cell>
          <table:table-cell office:value-type="float" office:value="23.0">
            <text:p>23.0</text:p>
          </table:table-cell>
          <table:table-cell office:value-type="float" office:value="7.756941243832704">
            <text:p>7.756941243832704</text:p>
          </table:table-cell>
          <table:table-cell office:value-type="float" office:value="-0.06199860703968887">
            <text:p>-0.0619986070396888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17T05:00:00">
            <text:p>Tue Feb 17 05:00:00 2015</text:p>
          </table:table-cell>
          <table:table-cell office:value-type="float" office:value="21.6667">
            <text:p>21.6667</text:p>
          </table:table-cell>
          <table:table-cell office:value-type="float" office:value="7.415183160578617">
            <text:p>7.415183160578617</text:p>
          </table:table-cell>
          <table:table-cell office:value-type="float" office:value="-0.0436680151954924">
            <text:p>-0.043668015195492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2-17T06:00:00">
            <text:p>Tue Feb 17 06:00:00 2015</text:p>
          </table:table-cell>
          <table:table-cell office:value-type="float" office:value="21.0">
            <text:p>21.0</text:p>
          </table:table-cell>
          <table:table-cell office:value-type="float" office:value="7.415183160578617">
            <text:p>7.415183160578617</text:p>
          </table:table-cell>
          <table:table-cell office:value-type="float" office:value="-0.0436680151954924">
            <text:p>-0.043668015195492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17T07:00:00">
            <text:p>Tue Feb 17 07:00:00 2015</text:p>
          </table:table-cell>
          <table:table-cell office:value-type="float" office:value="20.3333">
            <text:p>20.3333</text:p>
          </table:table-cell>
          <table:table-cell office:value-type="float" office:value="7.344134557585985">
            <text:p>7.344134557585985</text:p>
          </table:table-cell>
          <table:table-cell office:value-type="float" office:value="-0.06115227703521946">
            <text:p>-0.0611522770352194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2-17T08:00:00">
            <text:p>Tue Feb 17 08:00:00 2015</text:p>
          </table:table-cell>
          <table:table-cell office:value-type="float" office:value="17.6667">
            <text:p>17.6667</text:p>
          </table:table-cell>
          <table:table-cell office:value-type="float" office:value="10.856862216428143">
            <text:p>10.856862216428143</text:p>
          </table:table-cell>
          <table:table-cell office:value-type="float" office:value="1.7244626477823737">
            <text:p>1.724462647782373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20T23:00:00">
            <text:p>Fri Feb 20 23:00:00 2015</text:p>
          </table:table-cell>
          <table:table-cell office:value-type="float" office:value="15.3333">
            <text:p>15.3333</text:p>
          </table:table-cell>
          <table:table-cell office:value-type="float" office:value="25.49814087427322">
            <text:p>25.49814087427322</text:p>
          </table:table-cell>
          <table:table-cell office:value-type="float" office:value="0.1831859984805319">
            <text:p>0.1831859984805319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21T00:00:00">
            <text:p>Sat Feb 21 00:00:00 2015</text:p>
          </table:table-cell>
          <table:table-cell office:value-type="float" office:value="15.8333">
            <text:p>15.8333</text:p>
          </table:table-cell>
          <table:table-cell office:value-type="float" office:value="26.292983711868796">
            <text:p>26.292983711868796</text:p>
          </table:table-cell>
          <table:table-cell office:value-type="float" office:value="0.09859088892091311">
            <text:p>0.09859088892091311</text:p>
          </table:table-cell>
          <table:table-cell office:value-type="float" office:value="0">
            <text:p/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2-21T01:00:00">
            <text:p>Sat Feb 21 01:00:00 2015</text:p>
          </table:table-cell>
          <table:table-cell office:value-type="float" office:value="15.8333">
            <text:p>15.8333</text:p>
          </table:table-cell>
          <table:table-cell office:value-type="float" office:value="26.71917221037795">
            <text:p>26.71917221037795</text:p>
          </table:table-cell>
          <table:table-cell office:value-type="float" office:value="0.15375610243524718">
            <text:p>0.153756102435247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2-21T20:00:00">
            <text:p>Sat Feb 21 20:00:00 2015</text:p>
          </table:table-cell>
          <table:table-cell office:value-type="float" office:value="19.3333">
            <text:p>19.3333</text:p>
          </table:table-cell>
          <table:table-cell office:value-type="float" office:value="13.318464118427688">
            <text:p>13.318464118427688</text:p>
          </table:table-cell>
          <table:table-cell office:value-type="float" office:value="0.44229147972563926">
            <text:p>0.442291479725639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2-21T21:00:00">
            <text:p>Sat Feb 21 21:00:00 2015</text:p>
          </table:table-cell>
          <table:table-cell office:value-type="float" office:value="22.1667">
            <text:p>22.1667</text:p>
          </table:table-cell>
          <table:table-cell office:value-type="float" office:value="13.30781866124515">
            <text:p>13.30781866124515</text:p>
          </table:table-cell>
          <table:table-cell office:value-type="float" office:value="0.030832826195421575">
            <text:p>0.030832826195421575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2-21T22:00:00">
            <text:p>Sat Feb 21 22:00:00 2015</text:p>
          </table:table-cell>
          <table:table-cell office:value-type="float" office:value="23.6667">
            <text:p>23.6667</text:p>
          </table:table-cell>
          <table:table-cell office:value-type="float" office:value="12.179274501203137">
            <text:p>12.179274501203137</text:p>
          </table:table-cell>
          <table:table-cell office:value-type="float" office:value="-0.40812396877960294">
            <text:p>-0.4081239687796029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2-21T23:00:00">
            <text:p>Sat Feb 21 23:00:00 2015</text:p>
          </table:table-cell>
          <table:table-cell office:value-type="float" office:value="24.6667">
            <text:p>24.6667</text:p>
          </table:table-cell>
          <table:table-cell office:value-type="float" office:value="14.040516624604727">
            <text:p>14.040516624604727</text:p>
          </table:table-cell>
          <table:table-cell office:value-type="float" office:value="-0.6739990977991375">
            <text:p>-0.6739990977991375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2-22T01:00:00">
            <text:p>Sun Feb 22 01:00:00 2015</text:p>
          </table:table-cell>
          <table:table-cell office:value-type="float" office:value="23.6667">
            <text:p>23.6667</text:p>
          </table:table-cell>
          <table:table-cell office:value-type="float" office:value="14.688484938726795">
            <text:p>14.688484938726795</text:p>
          </table:table-cell>
          <table:table-cell office:value-type="float" office:value="-0.5579147341535935">
            <text:p>-0.557914734153593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02-22T02:00:00">
            <text:p>Sun Feb 22 02:00:00 2015</text:p>
          </table:table-cell>
          <table:table-cell office:value-type="float" office:value="24.1667">
            <text:p>24.1667</text:p>
          </table:table-cell>
          <table:table-cell office:value-type="float" office:value="16.10499039242142">
            <text:p>16.10499039242142</text:p>
          </table:table-cell>
          <table:table-cell office:value-type="float" office:value="-0.5111426562827532">
            <text:p>-0.511142656282753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2-22T03:00:00">
            <text:p>Sun Feb 22 03:00:00 2015</text:p>
          </table:table-cell>
          <table:table-cell office:value-type="float" office:value="25.0">
            <text:p>25.0</text:p>
          </table:table-cell>
          <table:table-cell office:value-type="float" office:value="17.58085010856944">
            <text:p>17.58085010856944</text:p>
          </table:table-cell>
          <table:table-cell office:value-type="float" office:value="-0.46343804249466675">
            <text:p>-0.4634380424946667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2-22T04:00:00">
            <text:p>Sun Feb 22 04:00:00 2015</text:p>
          </table:table-cell>
          <table:table-cell office:value-type="float" office:value="23.6667">
            <text:p>23.6667</text:p>
          </table:table-cell>
          <table:table-cell office:value-type="float" office:value="18.8063496446574">
            <text:p>18.8063496446574</text:p>
          </table:table-cell>
          <table:table-cell office:value-type="float" office:value="-0.3682735538381712">
            <text:p>-0.368273553838171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2-22T05:00:00">
            <text:p>Sun Feb 22 05:00:00 2015</text:p>
          </table:table-cell>
          <table:table-cell office:value-type="float" office:value="22.5">
            <text:p>22.5</text:p>
          </table:table-cell>
          <table:table-cell office:value-type="float" office:value="19.277887290003353">
            <text:p>19.277887290003353</text:p>
          </table:table-cell>
          <table:table-cell office:value-type="float" office:value="-0.2179629239812823">
            <text:p>-0.217962923981282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2-22T09:00:00">
            <text:p>Sun Feb 22 09:00:00 2015</text:p>
          </table:table-cell>
          <table:table-cell office:value-type="float" office:value="16.8333">
            <text:p>16.8333</text:p>
          </table:table-cell>
          <table:table-cell office:value-type="float" office:value="19.72529062748745">
            <text:p>19.72529062748745</text:p>
          </table:table-cell>
          <table:table-cell office:value-type="float" office:value="0.04114348961721345">
            <text:p>0.0411434896172134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2-22T10:00:00">
            <text:p>Sun Feb 22 10:00:00 2015</text:p>
          </table:table-cell>
          <table:table-cell office:value-type="float" office:value="16.3333">
            <text:p>16.3333</text:p>
          </table:table-cell>
          <table:table-cell office:value-type="float" office:value="19.554588394936005">
            <text:p>19.554588394936005</text:p>
          </table:table-cell>
          <table:table-cell office:value-type="float" office:value="0.21074888083555504">
            <text:p>0.2107488808355550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02-22T11:00:00">
            <text:p>Sun Feb 22 11:00:00 2015</text:p>
          </table:table-cell>
          <table:table-cell office:value-type="float" office:value="16.5">
            <text:p>16.5</text:p>
          </table:table-cell>
          <table:table-cell office:value-type="float" office:value="19.036482209486728">
            <text:p>19.036482209486728</text:p>
          </table:table-cell>
          <table:table-cell office:value-type="float" office:value="0.38332254108069536">
            <text:p>0.3833225410806953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2-22T12:00:00">
            <text:p>Sun Feb 22 12:00:00 2015</text:p>
          </table:table-cell>
          <table:table-cell office:value-type="float" office:value="18.0">
            <text:p>18.0</text:p>
          </table:table-cell>
          <table:table-cell office:value-type="float" office:value="18.841228454499003">
            <text:p>18.841228454499003</text:p>
          </table:table-cell>
          <table:table-cell office:value-type="float" office:value="0.4413191861568529">
            <text:p>0.441319186156852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2-22T13:00:00">
            <text:p>Sun Feb 22 13:00:00 2015</text:p>
          </table:table-cell>
          <table:table-cell office:value-type="float" office:value="15.8333">
            <text:p>15.8333</text:p>
          </table:table-cell>
          <table:table-cell office:value-type="float" office:value="18.62072703637075">
            <text:p>18.62072703637075</text:p>
          </table:table-cell>
          <table:table-cell office:value-type="float" office:value="0.4742509936587099">
            <text:p>0.474250993658709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5-02-22T20:00:00">
            <text:p>Sun Feb 22 20:00:00 2015</text:p>
          </table:table-cell>
          <table:table-cell office:value-type="float" office:value="15.1667">
            <text:p>15.1667</text:p>
          </table:table-cell>
          <table:table-cell office:value-type="float" office:value="26.494497292763185">
            <text:p>26.494497292763185</text:p>
          </table:table-cell>
          <table:table-cell office:value-type="float" office:value="0.7323324621229504">
            <text:p>0.732332462122950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2-22T21:00:00">
            <text:p>Sun Feb 22 21:00:00 2015</text:p>
          </table:table-cell>
          <table:table-cell office:value-type="float" office:value="16.3333">
            <text:p>16.3333</text:p>
          </table:table-cell>
          <table:table-cell office:value-type="float" office:value="26.448495940617747">
            <text:p>26.448495940617747</text:p>
          </table:table-cell>
          <table:table-cell office:value-type="float" office:value="0.5789221923728171">
            <text:p>0.578922192372817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23T09:00:00">
            <text:p>Mon Feb 23 09:00:00 2015</text:p>
          </table:table-cell>
          <table:table-cell office:value-type="float" office:value="15.0">
            <text:p>15.0</text:p>
          </table:table-cell>
          <table:table-cell office:value-type="float" office:value="19.748070530935106">
            <text:p>19.748070530935106</text:p>
          </table:table-cell>
          <table:table-cell office:value-type="float" office:value="-0.16430525633983464">
            <text:p>-0.1643052563398346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2-23T10:00:00">
            <text:p>Mon Feb 23 10:00:00 2015</text:p>
          </table:table-cell>
          <table:table-cell office:value-type="float" office:value="15.5">
            <text:p>15.5</text:p>
          </table:table-cell>
          <table:table-cell office:value-type="float" office:value="20.715041790000186">
            <text:p>20.715041790000186</text:p>
          </table:table-cell>
          <table:table-cell office:value-type="float" office:value="-0.32569250964171076">
            <text:p>-0.3256925096417107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02-23T11:00:00">
            <text:p>Mon Feb 23 11:00:00 2015</text:p>
          </table:table-cell>
          <table:table-cell office:value-type="float" office:value="17.1667">
            <text:p>17.1667</text:p>
          </table:table-cell>
          <table:table-cell office:value-type="float" office:value="20.86357731295967">
            <text:p>20.86357731295967</text:p>
          </table:table-cell>
          <table:table-cell office:value-type="float" office:value="-0.3375300690842438">
            <text:p>-0.337530069084243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2-24T22:00:00">
            <text:p>Tue Feb 24 22:00:00 2015</text:p>
          </table:table-cell>
          <table:table-cell office:value-type="float" office:value="11.0">
            <text:p>11.0</text:p>
          </table:table-cell>
          <table:table-cell office:value-type="float" office:value="15.25656766196746">
            <text:p>15.25656766196746</text:p>
          </table:table-cell>
          <table:table-cell office:value-type="float" office:value="-1.5304902226791988">
            <text:p>-1.530490222679198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2-25T09:00:00">
            <text:p>Wed Feb 25 09:00:00 2015</text:p>
          </table:table-cell>
          <table:table-cell office:value-type="float" office:value="10.3333">
            <text:p>10.3333</text:p>
          </table:table-cell>
          <table:table-cell office:value-type="float" office:value="22.202081080571">
            <text:p>22.202081080571</text:p>
          </table:table-cell>
          <table:table-cell office:value-type="float" office:value="-1.1599147989297767">
            <text:p>-1.159914798929776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.3333">
            <text:p>6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